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StarSymbol" svg:font-family="StarSymbol" style:font-pitch="variable" style:font-charset="x-symbol"/>
    <style:font-face style:name="Arial" svg:font-family="Arial"/>
    <style:font-face style:name="Mangal1" svg:font-family="Mangal"/>
    <style:font-face style:name="OpenSymbol" svg:font-family="OpenSymbol"/>
    <style:font-face style:name="Arial1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3.3271in" fo:margin-left="0in" fo:margin-right="3.5979in" table:align="margins"/>
    </style:style>
    <style:style style:name="Таблица1.A" style:family="table-column">
      <style:table-column-properties style:column-width="0.2403in" style:rel-column-width="4732*"/>
    </style:style>
    <style:style style:name="Таблица1.B" style:family="table-column">
      <style:table-column-properties style:column-width="0.2375in" style:rel-column-width="4678*"/>
    </style:style>
    <style:style style:name="Таблица1.F" style:family="table-column">
      <style:table-column-properties style:column-width="0.5715in" style:rel-column-width="11257*"/>
    </style:style>
    <style:style style:name="Таблица1.G" style:family="table-column">
      <style:table-column-properties style:column-width="0.4889in" style:rel-column-width="9629*"/>
    </style:style>
    <style:style style:name="Таблица1.H" style:family="table-column">
      <style:table-column-properties style:column-width="1.0764in" style:rel-column-width="21205*"/>
    </style:style>
    <style:style style:name="Таблица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Таблица1.H1" style:family="table-cell">
      <style:table-cell-properties fo:padding="0.0382in" fo:border="0.0007in solid #000000"/>
    </style:style>
    <style:style style:name="Таблица1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Таблица1.H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Таблица1.G8" style:family="table-cell" style:data-style-name="N100">
      <style:table-cell-properties fo:padding="0.0382in" fo:border-left="0.0007in solid #000000" fo:border-right="none" fo:border-top="none" fo:border-bottom="0.0007in solid #000000"/>
    </style:style>
    <style:style style:name="Таблица1.A12" style:family="table-cell">
      <style:table-cell-properties fo:padding="0.0382in" fo:border-left="0.0007in solid #000000" fo:border-right="none" fo:border-top="none" fo:border-bottom="0.0007in solid #000000"/>
    </style:style>
    <style:style style:name="Таблица2" style:family="table">
      <style:table-properties style:width="3.3271in" fo:margin-left="0in" fo:margin-right="3.5979in" table:align="margins"/>
    </style:style>
    <style:style style:name="Таблица2.A" style:family="table-column">
      <style:table-column-properties style:column-width="0.2403in" style:rel-column-width="4732*"/>
    </style:style>
    <style:style style:name="Таблица2.B" style:family="table-column">
      <style:table-column-properties style:column-width="0.2375in" style:rel-column-width="4678*"/>
    </style:style>
    <style:style style:name="Таблица2.F" style:family="table-column">
      <style:table-column-properties style:column-width="0.5715in" style:rel-column-width="11257*"/>
    </style:style>
    <style:style style:name="Таблица2.G" style:family="table-column">
      <style:table-column-properties style:column-width="0.4889in" style:rel-column-width="9629*"/>
    </style:style>
    <style:style style:name="Таблица2.H" style:family="table-column">
      <style:table-column-properties style:column-width="1.0764in" style:rel-column-width="21205*"/>
    </style:style>
    <style:style style:name="Таблица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Таблица2.H1" style:family="table-cell">
      <style:table-cell-properties fo:padding="0.0382in" fo:border="0.0007in solid #000000"/>
    </style:style>
    <style:style style:name="Таблица2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Таблица2.H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Таблица2.A4" style:family="table-cell">
      <style:table-cell-properties fo:padding="0.0382in" fo:border-left="0.0007in solid #000000" fo:border-right="none" fo:border-top="none" fo:border-bottom="0.0007in solid #000000"/>
    </style:style>
    <style:style style:name="P1" style:family="paragraph" style:parent-style-name="Standard">
      <style:text-properties fo:language="ru" fo:country="RU" officeooo:paragraph-rsid="0016ffde"/>
    </style:style>
    <style:style style:name="P2" style:family="paragraph" style:parent-style-name="Standard">
      <style:text-properties fo:language="ru" fo:country="RU" officeooo:paragraph-rsid="0018c109"/>
    </style:style>
    <style:style style:name="P3" style:family="paragraph" style:parent-style-name="Standard">
      <style:paragraph-properties style:text-autospace="none"/>
      <style:text-properties fo:language="ru" fo:country="RU" officeooo:paragraph-rsid="002055bc"/>
    </style:style>
    <style:style style:name="P4" style:family="paragraph" style:parent-style-name="Standard">
      <style:paragraph-properties style:text-autospace="none"/>
      <style:text-properties fo:language="ru" fo:country="RU" officeooo:paragraph-rsid="00223dfc"/>
    </style:style>
    <style:style style:name="P5" style:family="paragraph" style:parent-style-name="Standard">
      <style:paragraph-properties style:text-autospace="none"/>
      <style:text-properties fo:language="ru" fo:country="RU" officeooo:paragraph-rsid="002319d8"/>
    </style:style>
    <style:style style:name="P6" style:family="paragraph" style:parent-style-name="Standard">
      <style:text-properties fo:language="ru" fo:country="RU" officeooo:paragraph-rsid="002319d8"/>
    </style:style>
    <style:style style:name="P7" style:family="paragraph" style:parent-style-name="Standard">
      <style:text-properties fo:language="ru" fo:country="RU" officeooo:paragraph-rsid="002501e6"/>
    </style:style>
    <style:style style:name="P8" style:family="paragraph" style:parent-style-name="Standard">
      <style:text-properties fo:language="ru" fo:country="RU" officeooo:rsid="0016ffde" officeooo:paragraph-rsid="0016ffde"/>
    </style:style>
    <style:style style:name="P9" style:family="paragraph" style:parent-style-name="Standard">
      <style:text-properties fo:language="ru" fo:country="RU" officeooo:rsid="0018c109" officeooo:paragraph-rsid="0016ffde"/>
    </style:style>
    <style:style style:name="P10" style:family="paragraph" style:parent-style-name="Standard">
      <style:text-properties fo:language="ru" fo:country="RU" officeooo:rsid="0018c109" officeooo:paragraph-rsid="0018c109"/>
    </style:style>
    <style:style style:name="P11" style:family="paragraph" style:parent-style-name="Standard">
      <style:text-properties fo:language="ru" fo:country="RU" officeooo:rsid="001ae1b1" officeooo:paragraph-rsid="0018c109"/>
    </style:style>
    <style:style style:name="P12" style:family="paragraph" style:parent-style-name="Standard">
      <style:text-properties fo:language="ru" fo:country="RU" officeooo:rsid="001c89b7" officeooo:paragraph-rsid="001c89b7"/>
    </style:style>
    <style:style style:name="P13" style:family="paragraph" style:parent-style-name="Standard">
      <style:text-properties fo:language="ru" fo:country="RU" officeooo:rsid="001ca855" officeooo:paragraph-rsid="001ca855"/>
    </style:style>
    <style:style style:name="P14" style:family="paragraph" style:parent-style-name="Standard">
      <style:text-properties fo:language="ru" fo:country="RU" officeooo:rsid="001d30c8" officeooo:paragraph-rsid="001d30c8"/>
    </style:style>
    <style:style style:name="P15" style:family="paragraph" style:parent-style-name="Standard">
      <style:text-properties fo:language="ru" fo:country="RU" officeooo:rsid="001eb1d8" officeooo:paragraph-rsid="001eb1d8"/>
    </style:style>
    <style:style style:name="P16" style:family="paragraph" style:parent-style-name="Standard">
      <style:text-properties fo:language="ru" fo:country="RU" officeooo:rsid="001f4516" officeooo:paragraph-rsid="001f0aea"/>
    </style:style>
    <style:style style:name="P17" style:family="paragraph" style:parent-style-name="Standard">
      <style:text-properties fo:language="ru" fo:country="RU" officeooo:rsid="001f4516" officeooo:paragraph-rsid="001f4516"/>
    </style:style>
    <style:style style:name="P18" style:family="paragraph" style:parent-style-name="Standard">
      <style:text-properties fo:language="ru" fo:country="RU" officeooo:rsid="001fcc9a" officeooo:paragraph-rsid="001fcc9a"/>
    </style:style>
    <style:style style:name="P19" style:family="paragraph" style:parent-style-name="Standard">
      <style:text-properties fo:language="ru" fo:country="RU" officeooo:rsid="002055bc" officeooo:paragraph-rsid="002055bc"/>
    </style:style>
    <style:style style:name="P20" style:family="paragraph" style:parent-style-name="Standard">
      <style:text-properties fo:language="en" fo:country="US" officeooo:paragraph-rsid="001c89b7"/>
    </style:style>
    <style:style style:name="P21" style:family="paragraph" style:parent-style-name="Standard">
      <style:text-properties fo:language="en" fo:country="US" officeooo:paragraph-rsid="001ca855"/>
    </style:style>
    <style:style style:name="P22" style:family="paragraph" style:parent-style-name="Standard">
      <style:text-properties fo:language="en" fo:country="US" officeooo:paragraph-rsid="001d30c8"/>
    </style:style>
    <style:style style:name="P23" style:family="paragraph" style:parent-style-name="Standard">
      <style:text-properties fo:language="en" fo:country="US" officeooo:paragraph-rsid="001e4bbe"/>
    </style:style>
    <style:style style:name="P24" style:family="paragraph" style:parent-style-name="Standard">
      <style:text-properties fo:language="en" fo:country="US" officeooo:paragraph-rsid="001f0aea"/>
    </style:style>
    <style:style style:name="P25" style:family="paragraph" style:parent-style-name="Standard">
      <style:text-properties fo:language="en" fo:country="US" officeooo:paragraph-rsid="001f4516"/>
    </style:style>
    <style:style style:name="P26" style:family="paragraph" style:parent-style-name="Standard">
      <style:text-properties fo:language="en" fo:country="US" officeooo:paragraph-rsid="001fcc9a"/>
    </style:style>
    <style:style style:name="P27" style:family="paragraph" style:parent-style-name="Standard">
      <style:text-properties fo:language="en" fo:country="US" officeooo:paragraph-rsid="002319d8"/>
    </style:style>
    <style:style style:name="P28" style:family="paragraph" style:parent-style-name="Standard">
      <style:paragraph-properties style:text-autospace="none"/>
      <style:text-properties fo:language="en" fo:country="US" officeooo:paragraph-rsid="002319d8"/>
    </style:style>
    <style:style style:name="P29" style:family="paragraph" style:parent-style-name="Standard">
      <style:paragraph-properties style:text-autospace="none"/>
      <style:text-properties fo:font-size="10pt" fo:language="zxx" fo:country="none" style:font-size-asian="10pt" style:font-size-complex="10pt"/>
    </style:style>
    <style:style style:name="P30" style:family="paragraph" style:parent-style-name="Standard">
      <style:paragraph-properties style:text-autospace="none"/>
    </style:style>
    <style:style style:name="P31" style:family="paragraph" style:parent-style-name="Standard">
      <style:paragraph-properties style:text-autospace="none"/>
      <style:text-properties officeooo:paragraph-rsid="002319d8"/>
    </style:style>
    <style:style style:name="P32" style:family="paragraph" style:parent-style-name="Standard">
      <style:paragraph-properties style:text-autospace="none"/>
      <style:text-properties officeooo:paragraph-rsid="002501e6"/>
    </style:style>
    <style:style style:name="P33" style:family="paragraph" style:parent-style-name="Standard">
      <style:paragraph-properties style:text-autospace="none"/>
      <style:text-properties officeooo:paragraph-rsid="00260106"/>
    </style:style>
    <style:style style:name="P34" style:family="paragraph" style:parent-style-name="Standard">
      <style:paragraph-properties style:text-autospace="none"/>
      <style:text-properties fo:language="zxx" fo:country="none"/>
    </style:style>
    <style:style style:name="P35" style:family="paragraph" style:parent-style-name="Standard">
      <style:text-properties officeooo:paragraph-rsid="002319d8"/>
    </style:style>
    <style:style style:name="P36" style:family="paragraph" style:parent-style-name="Standard">
      <style:text-properties officeooo:rsid="002055bc" officeooo:paragraph-rsid="002055bc"/>
    </style:style>
    <style:style style:name="P37" style:family="paragraph" style:parent-style-name="Standard">
      <style:paragraph-properties style:text-autospace="none"/>
      <style:text-properties style:use-window-font-color="true" fo:font-size="10pt" fo:language="zxx" fo:country="none" style:font-size-asian="10pt" style:font-size-complex="10pt"/>
    </style:style>
    <style:style style:name="P38" style:family="paragraph" style:parent-style-name="Standard">
      <style:paragraph-properties style:text-autospace="none"/>
      <style:text-properties style:use-window-font-color="true" fo:font-size="10pt" fo:language="zxx" fo:country="none" officeooo:rsid="002055bc" officeooo:paragraph-rsid="002319d8" style:font-size-asian="10pt" style:font-size-complex="10pt"/>
    </style:style>
    <style:style style:name="P39" style:family="paragraph" style:parent-style-name="Standard">
      <style:text-properties style:use-window-font-color="true" fo:font-size="10pt" fo:language="zxx" fo:country="none" officeooo:rsid="002055bc" officeooo:paragraph-rsid="002319d8" style:font-size-asian="10pt" style:font-size-complex="10pt"/>
    </style:style>
    <style:style style:name="P40" style:family="paragraph" style:parent-style-name="Standard">
      <style:paragraph-properties style:text-autospace="none"/>
      <style:text-properties style:use-window-font-color="true" fo:font-size="10pt" fo:language="en" fo:country="US" officeooo:rsid="002319d8" officeooo:paragraph-rsid="002319d8" style:font-size-asian="10pt" style:font-size-complex="10pt"/>
    </style:style>
    <style:style style:name="P41" style:family="paragraph" style:parent-style-name="Standard">
      <style:paragraph-properties style:text-autospace="none"/>
      <style:text-properties style:use-window-font-color="true" fo:font-size="10pt" fo:language="en" fo:country="US" officeooo:rsid="002501e6" officeooo:paragraph-rsid="00276032" style:font-size-asian="10pt" style:font-size-complex="10pt"/>
    </style:style>
    <style:style style:name="P42" style:family="paragraph" style:parent-style-name="Standard">
      <style:paragraph-properties style:text-autospace="none"/>
      <style:text-properties style:use-window-font-color="true" fo:font-size="10pt" fo:language="en" fo:country="US" officeooo:rsid="002501e6" officeooo:paragraph-rsid="002c9d89" style:font-size-asian="10pt" style:font-size-complex="10pt"/>
    </style:style>
    <style:style style:name="P43" style:family="paragraph" style:parent-style-name="Standard">
      <style:paragraph-properties style:text-autospace="none"/>
      <style:text-properties style:use-window-font-color="true" fo:font-size="10pt" fo:language="ru" fo:country="RU" officeooo:rsid="002055bc" officeooo:paragraph-rsid="002055bc" style:font-size-asian="10pt" style:font-size-complex="10pt"/>
    </style:style>
    <style:style style:name="P44" style:family="paragraph" style:parent-style-name="Standard">
      <style:paragraph-properties style:text-autospace="none"/>
      <style:text-properties style:use-window-font-color="true" fo:font-size="10pt" fo:language="ru" fo:country="RU" officeooo:rsid="002319d8" officeooo:paragraph-rsid="002319d8" style:font-size-asian="10pt" style:font-size-complex="10pt"/>
    </style:style>
    <style:style style:name="P45" style:family="paragraph" style:parent-style-name="Standard">
      <style:text-properties style:use-window-font-color="true" fo:font-size="10pt" fo:language="ru" fo:country="RU" officeooo:rsid="002319d8" officeooo:paragraph-rsid="002319d8" style:font-size-asian="10pt" style:font-size-complex="10pt"/>
    </style:style>
    <style:style style:name="P46" style:family="paragraph" style:parent-style-name="Standard">
      <style:text-properties style:use-window-font-color="true" fo:font-size="10pt" fo:language="ru" fo:country="RU" officeooo:rsid="002501e6" officeooo:paragraph-rsid="002501e6" style:font-size-asian="10pt" style:font-size-complex="10pt"/>
    </style:style>
    <style:style style:name="P47" style:family="paragraph" style:parent-style-name="Standard">
      <style:paragraph-properties style:text-autospace="none"/>
      <style:text-properties style:use-window-font-color="true" fo:font-size="10pt" fo:language="ru" fo:country="RU" officeooo:rsid="002501e6" officeooo:paragraph-rsid="002501e6" style:font-size-asian="10pt" style:font-size-complex="10pt"/>
    </style:style>
    <style:style style:name="P48" style:family="paragraph" style:parent-style-name="Standard">
      <style:paragraph-properties style:text-autospace="none"/>
      <style:text-properties style:use-window-font-color="true" fo:font-size="10pt" fo:language="ru" fo:country="RU" officeooo:rsid="002501e6" officeooo:paragraph-rsid="00260106" style:font-size-asian="10pt" style:font-size-complex="10pt"/>
    </style:style>
    <style:style style:name="P49" style:family="paragraph" style:parent-style-name="Standard">
      <style:paragraph-properties style:text-autospace="none"/>
      <style:text-properties style:use-window-font-color="true" fo:font-size="10pt" fo:language="ru" fo:country="RU" officeooo:rsid="002501e6" officeooo:paragraph-rsid="0026514d" style:font-size-asian="10pt" style:font-size-complex="10pt"/>
    </style:style>
    <style:style style:name="P50" style:family="paragraph" style:parent-style-name="Standard">
      <style:paragraph-properties style:text-autospace="none"/>
      <style:text-properties style:use-window-font-color="true" fo:font-size="10pt" fo:language="ru" fo:country="RU" officeooo:rsid="002501e6" officeooo:paragraph-rsid="0026d22a" style:font-size-asian="10pt" style:font-size-complex="10pt"/>
    </style:style>
    <style:style style:name="P51" style:family="paragraph" style:parent-style-name="Standard">
      <style:paragraph-properties style:text-autospace="none"/>
      <style:text-properties style:use-window-font-color="true" fo:font-size="10pt" fo:language="ru" fo:country="RU" officeooo:rsid="002501e6" officeooo:paragraph-rsid="002c9d89" style:font-size-asian="10pt" style:font-size-complex="10pt"/>
    </style:style>
    <style:style style:name="P52" style:family="paragraph" style:parent-style-name="Standard">
      <style:paragraph-properties style:text-autospace="none"/>
      <style:text-properties style:use-window-font-color="true" fo:font-size="10pt" fo:language="ru" fo:country="RU" officeooo:rsid="00291f80" officeooo:paragraph-rsid="00291f80" style:font-size-asian="10pt" style:font-size-complex="10pt"/>
    </style:style>
    <style:style style:name="P53" style:family="paragraph" style:parent-style-name="Table_20_Contents">
      <style:text-properties fo:language="ru" fo:country="RU" officeooo:rsid="001a43cd" officeooo:paragraph-rsid="001a43cd"/>
    </style:style>
    <style:style style:name="P54" style:family="paragraph" style:parent-style-name="Table_20_Contents">
      <style:text-properties fo:language="ru" fo:country="RU" officeooo:rsid="001a43cd" officeooo:paragraph-rsid="001fcc9a"/>
    </style:style>
    <style:style style:name="P55" style:family="paragraph" style:parent-style-name="Table_20_Contents">
      <style:text-properties fo:language="ru" fo:country="RU" officeooo:rsid="0018c109" officeooo:paragraph-rsid="0018c109"/>
    </style:style>
    <style:style style:name="P56" style:family="paragraph" style:parent-style-name="Table_20_Contents">
      <style:text-properties fo:language="ru" fo:country="RU" officeooo:rsid="0018c109" officeooo:paragraph-rsid="001fcc9a"/>
    </style:style>
    <style:style style:name="P57" style:family="paragraph" style:parent-style-name="Table_20_Contents">
      <style:text-properties officeooo:rsid="0018c109" officeooo:paragraph-rsid="0018c109"/>
    </style:style>
    <style:style style:name="P58" style:family="paragraph" style:parent-style-name="Table_20_Contents">
      <style:text-properties officeooo:rsid="0018c109" officeooo:paragraph-rsid="001fcc9a"/>
    </style:style>
    <style:style style:name="P59" style:family="paragraph" style:parent-style-name="Table_20_Contents">
      <style:text-properties officeooo:rsid="001a43cd" officeooo:paragraph-rsid="001a43cd"/>
    </style:style>
    <style:style style:name="P60" style:family="paragraph" style:parent-style-name="Table_20_Contents">
      <style:text-properties officeooo:rsid="001a43cd" officeooo:paragraph-rsid="001fcc9a"/>
    </style:style>
    <style:style style:name="P61" style:family="paragraph" style:parent-style-name="Table_20_Contents">
      <style:text-properties fo:language="en" fo:country="US" officeooo:rsid="001a43cd" officeooo:paragraph-rsid="001a43cd"/>
    </style:style>
    <style:style style:name="P62" style:family="paragraph" style:parent-style-name="Standard" style:list-style-name="L1">
      <style:text-properties fo:language="ru" fo:country="RU" officeooo:rsid="0018c109" officeooo:paragraph-rsid="0018c109"/>
    </style:style>
    <style:style style:name="P63" style:family="paragraph" style:parent-style-name="Standard">
      <style:text-properties fo:language="ru" fo:country="RU" officeooo:rsid="001eb1d8" officeooo:paragraph-rsid="001e4bbe"/>
    </style:style>
    <style:style style:name="P64" style:family="paragraph" style:parent-style-name="Standard">
      <style:text-properties fo:language="ru" fo:country="RU" officeooo:rsid="001eb1d8" officeooo:paragraph-rsid="002e3d14"/>
    </style:style>
    <style:style style:name="P65" style:family="paragraph" style:parent-style-name="Standard" style:list-style-name="L1">
      <style:text-properties fo:language="en" fo:country="US" officeooo:paragraph-rsid="0018c109"/>
    </style:style>
    <style:style style:name="P66" style:family="paragraph" style:parent-style-name="Standard">
      <style:paragraph-properties style:text-autospace="none"/>
      <style:text-properties style:use-window-font-color="true" fo:font-size="10pt" fo:language="ru" fo:country="RU" officeooo:rsid="002c9d89" officeooo:paragraph-rsid="002c9d89" style:font-size-asian="10pt" style:font-size-complex="10pt"/>
    </style:style>
    <style:style style:name="P67" style:family="paragraph" style:parent-style-name="Standard">
      <style:paragraph-properties style:text-autospace="none"/>
      <style:text-properties style:use-window-font-color="true" fo:font-size="10pt" fo:language="ru" fo:country="RU" officeooo:rsid="002501e6" officeooo:paragraph-rsid="002da533" style:font-size-asian="10pt" style:font-size-complex="10pt"/>
    </style:style>
    <style:style style:name="P68" style:family="paragraph" style:parent-style-name="Standard">
      <style:paragraph-properties style:text-autospace="none"/>
      <style:text-properties style:use-window-font-color="true" fo:font-size="10pt" fo:language="ru" fo:country="RU" officeooo:rsid="002501e6" officeooo:paragraph-rsid="002501e6" style:font-size-asian="10pt" style:font-size-complex="10pt"/>
    </style:style>
    <style:style style:name="P69" style:family="paragraph" style:parent-style-name="Standard">
      <style:paragraph-properties style:text-autospace="none"/>
      <style:text-properties style:use-window-font-color="true" fo:font-size="10pt" fo:language="ru" fo:country="RU" officeooo:rsid="00291f80" officeooo:paragraph-rsid="002cd350" style:font-size-asian="10pt" style:font-size-complex="10pt"/>
    </style:style>
    <style:style style:name="P70" style:family="paragraph" style:parent-style-name="Standard">
      <style:paragraph-properties style:text-autospace="none"/>
      <style:text-properties style:use-window-font-color="true" fo:font-size="10pt" fo:language="en" fo:country="US" officeooo:rsid="002501e6" officeooo:paragraph-rsid="002cd350" style:font-size-asian="10pt" style:font-size-complex="10pt"/>
    </style:style>
    <style:style style:name="P71" style:family="paragraph" style:parent-style-name="Standard">
      <style:paragraph-properties style:text-autospace="none"/>
      <style:text-properties style:use-window-font-color="true" fo:font-size="10pt" fo:language="en" fo:country="US" officeooo:rsid="002501e6" officeooo:paragraph-rsid="0029ee82" style:font-size-asian="10pt" style:font-size-complex="10pt"/>
    </style:style>
    <style:style style:name="P72" style:family="paragraph" style:parent-style-name="Standard">
      <style:paragraph-properties style:text-autospace="none"/>
      <style:text-properties style:use-window-font-color="true" fo:font-size="10pt" fo:language="en" fo:country="US" officeooo:rsid="002501e6" officeooo:paragraph-rsid="002da533" style:font-size-asian="10pt" style:font-size-complex="10pt"/>
    </style:style>
    <style:style style:name="P73" style:family="paragraph" style:parent-style-name="Standard">
      <style:paragraph-properties style:text-autospace="none"/>
      <style:text-properties style:use-window-font-color="true" fo:font-size="10pt" fo:language="en" fo:country="US" officeooo:rsid="002501e6" officeooo:paragraph-rsid="0032c3ae" style:font-size-asian="10pt" style:font-size-complex="10pt"/>
    </style:style>
    <style:style style:name="P74" style:family="paragraph" style:parent-style-name="Standard">
      <style:paragraph-properties style:text-autospace="none"/>
      <style:text-properties style:use-window-font-color="true" fo:font-size="10pt" fo:language="en" fo:country="US" officeooo:rsid="002501e6" officeooo:paragraph-rsid="0035d13e" style:font-size-asian="10pt" style:font-size-complex="10pt"/>
    </style:style>
    <style:style style:name="P75" style:family="paragraph" style:parent-style-name="Standard">
      <style:paragraph-properties style:text-autospace="none"/>
      <style:text-properties officeooo:paragraph-rsid="00260106"/>
    </style:style>
    <style:style style:name="T1" style:family="text">
      <style:text-properties officeooo:rsid="0016ffde"/>
    </style:style>
    <style:style style:name="T2" style:family="text">
      <style:text-properties fo:language="ru" fo:country="RU" officeooo:rsid="0018c109"/>
    </style:style>
    <style:style style:name="T3" style:family="text">
      <style:text-properties fo:language="ru" fo:country="RU" officeooo:rsid="001ae1b1"/>
    </style:style>
    <style:style style:name="T4" style:family="text">
      <style:text-properties fo:language="ru" fo:country="RU" officeooo:rsid="001c89b7"/>
    </style:style>
    <style:style style:name="T5" style:family="text">
      <style:text-properties fo:language="ru" fo:country="RU" officeooo:rsid="001ca855"/>
    </style:style>
    <style:style style:name="T6" style:family="text">
      <style:text-properties fo:language="ru" fo:country="RU" officeooo:rsid="001d0c00"/>
    </style:style>
    <style:style style:name="T7" style:family="text">
      <style:text-properties fo:language="ru" fo:country="RU" officeooo:rsid="001d30c8"/>
    </style:style>
    <style:style style:name="T8" style:family="text">
      <style:text-properties fo:language="ru" fo:country="RU" officeooo:rsid="001e4bbe"/>
    </style:style>
    <style:style style:name="T9" style:family="text">
      <style:text-properties fo:language="ru" fo:country="RU" officeooo:rsid="001eb1d8"/>
    </style:style>
    <style:style style:name="T10" style:family="text">
      <style:text-properties fo:language="ru" fo:country="RU" officeooo:rsid="001f0aea"/>
    </style:style>
    <style:style style:name="T11" style:family="text">
      <style:text-properties fo:language="ru" fo:country="RU" officeooo:rsid="001f4516"/>
    </style:style>
    <style:style style:name="T12" style:family="text">
      <style:text-properties fo:language="ru" fo:country="RU" officeooo:rsid="001fcc9a"/>
    </style:style>
    <style:style style:name="T13" style:family="text">
      <style:text-properties fo:language="ru" fo:country="RU" officeooo:rsid="00291f80"/>
    </style:style>
    <style:style style:name="T14" style:family="text">
      <style:text-properties fo:language="ru" fo:country="RU" officeooo:rsid="0029ee82"/>
    </style:style>
    <style:style style:name="T15" style:family="text">
      <style:text-properties fo:language="ru" fo:country="RU" officeooo:rsid="002bb565"/>
    </style:style>
    <style:style style:name="T16" style:family="text">
      <style:text-properties fo:language="ru" fo:country="RU" officeooo:rsid="002c9d89"/>
    </style:style>
    <style:style style:name="T17" style:family="text">
      <style:text-properties fo:language="ru" fo:country="RU" officeooo:rsid="002cd350"/>
    </style:style>
    <style:style style:name="T18" style:family="text">
      <style:text-properties fo:language="ru" fo:country="RU" officeooo:rsid="00276032"/>
    </style:style>
    <style:style style:name="T19" style:family="text">
      <style:text-properties fo:language="ru" fo:country="RU" officeooo:rsid="002d31f8"/>
    </style:style>
    <style:style style:name="T20" style:family="text">
      <style:text-properties fo:language="ru" fo:country="RU" officeooo:rsid="002da533"/>
    </style:style>
    <style:style style:name="T21" style:family="text">
      <style:text-properties fo:language="ru" fo:country="RU" officeooo:rsid="002e2156"/>
    </style:style>
    <style:style style:name="T22" style:family="text">
      <style:text-properties fo:language="ru" fo:country="RU" officeooo:rsid="002e3d14"/>
    </style:style>
    <style:style style:name="T23" style:family="text">
      <style:text-properties fo:language="ru" fo:country="RU" officeooo:rsid="002fc9c4"/>
    </style:style>
    <style:style style:name="T24" style:family="text">
      <style:text-properties fo:language="ru" fo:country="RU" officeooo:rsid="0031a0c7"/>
    </style:style>
    <style:style style:name="T25" style:family="text">
      <style:text-properties fo:language="ru" fo:country="RU" officeooo:rsid="0032c3ae"/>
    </style:style>
    <style:style style:name="T26" style:family="text">
      <style:text-properties fo:language="ru" fo:country="RU" officeooo:rsid="0035d13e"/>
    </style:style>
    <style:style style:name="T27" style:family="text">
      <style:text-properties officeooo:rsid="0018c109"/>
    </style:style>
    <style:style style:name="T28" style:family="text">
      <style:text-properties fo:language="en" fo:country="US" officeooo:rsid="0018c109"/>
    </style:style>
    <style:style style:name="T29" style:family="text">
      <style:text-properties fo:language="en" fo:country="US" officeooo:rsid="001fcc9a"/>
    </style:style>
    <style:style style:name="T30" style:family="text">
      <style:text-properties fo:language="en" fo:country="US" officeooo:rsid="0026d22a"/>
    </style:style>
    <style:style style:name="T31" style:family="text">
      <style:text-properties fo:language="en" fo:country="US" officeooo:rsid="002e3d14"/>
    </style:style>
    <style:style style:name="T32" style:family="text">
      <style:text-properties officeooo:rsid="001a43cd"/>
    </style:style>
    <style:style style:name="T33" style:family="text">
      <style:text-properties officeooo:rsid="001c89b7"/>
    </style:style>
    <style:style style:name="T34" style:family="text">
      <style:text-properties officeooo:rsid="001ca855"/>
    </style:style>
    <style:style style:name="T35" style:family="text">
      <style:text-properties officeooo:rsid="001d0c00"/>
    </style:style>
    <style:style style:name="T36" style:family="text">
      <style:text-properties officeooo:rsid="001d30c8"/>
    </style:style>
    <style:style style:name="T37" style:family="text">
      <style:text-properties officeooo:rsid="001e4bbe"/>
    </style:style>
    <style:style style:name="T38" style:family="text">
      <style:text-properties officeooo:rsid="001f4516"/>
    </style:style>
    <style:style style:name="T39" style:family="text">
      <style:text-properties officeooo:rsid="001fcc9a"/>
    </style:style>
    <style:style style:name="T40" style:family="text">
      <style:text-properties fo:font-size="10pt" fo:language="zxx" fo:country="none" officeooo:rsid="001fcc9a" style:font-size-asian="10pt" style:font-size-complex="10pt"/>
    </style:style>
    <style:style style:name="T41" style:family="text">
      <style:text-properties fo:font-size="10pt" fo:language="zxx" fo:country="none" officeooo:rsid="002319d8" style:font-size-asian="10pt" style:font-size-complex="10pt"/>
    </style:style>
    <style:style style:name="T42" style:family="text">
      <style:text-properties fo:font-size="10pt" officeooo:rsid="001fcc9a" style:font-size-asian="10pt" style:font-size-complex="10pt"/>
    </style:style>
    <style:style style:name="T43" style:family="text">
      <style:text-properties fo:font-size="10pt" officeooo:rsid="002319d8" style:font-size-asian="10pt" style:font-size-complex="10pt"/>
    </style:style>
    <style:style style:name="T44" style:family="text">
      <style:text-properties fo:font-size="10pt" fo:language="ru" fo:country="RU" officeooo:rsid="001fcc9a" style:font-size-asian="10pt" style:font-size-complex="10pt"/>
    </style:style>
    <style:style style:name="T45" style:family="text">
      <style:text-properties fo:font-size="10pt" fo:language="ru" fo:country="RU" officeooo:rsid="002319d8" style:font-size-asian="10pt" style:font-size-complex="10pt"/>
    </style:style>
    <style:style style:name="T46" style:family="text">
      <style:text-properties fo:font-size="10pt" fo:language="en" fo:country="US" officeooo:rsid="002319d8" style:font-size-asian="10pt" style:font-size-complex="10pt"/>
    </style:style>
    <style:style style:name="T47" style:family="text">
      <style:text-properties fo:font-size="10pt" fo:language="en" fo:country="US" officeooo:rsid="001fcc9a" style:font-size-asian="10pt" style:font-size-complex="10pt"/>
    </style:style>
    <style:style style:name="T48" style:family="text">
      <style:text-properties style:use-window-font-color="true" fo:font-size="10pt" style:font-size-asian="10pt" style:font-size-complex="10pt"/>
    </style:style>
    <style:style style:name="T49" style:family="text">
      <style:text-properties style:use-window-font-color="true" fo:font-size="10pt" officeooo:rsid="002055bc" style:font-size-asian="10pt" style:font-size-complex="10pt"/>
    </style:style>
    <style:style style:name="T50" style:family="text">
      <style:text-properties style:use-window-font-color="true" fo:font-size="10pt" officeooo:rsid="00223dfc" style:font-size-asian="10pt" style:font-size-complex="10pt"/>
    </style:style>
    <style:style style:name="T51" style:family="text">
      <style:text-properties style:use-window-font-color="true" fo:font-size="10pt" officeooo:rsid="002319d8" style:font-size-asian="10pt" style:font-size-complex="10pt"/>
    </style:style>
    <style:style style:name="T52" style:family="text">
      <style:text-properties style:use-window-font-color="true" fo:font-size="10pt" officeooo:rsid="002501e6" style:font-size-asian="10pt" style:font-size-complex="10pt"/>
    </style:style>
    <style:style style:name="T53" style:family="text">
      <style:text-properties style:use-window-font-color="true" fo:font-size="10pt" fo:language="en" fo:country="US" officeooo:rsid="001fcc9a" style:font-size-asian="10pt" style:font-size-complex="10pt"/>
    </style:style>
    <style:style style:name="T54" style:family="text">
      <style:text-properties style:use-window-font-color="true" fo:font-size="10pt" fo:language="en" fo:country="US" officeooo:rsid="002055bc" style:font-size-asian="10pt" style:font-size-complex="10pt"/>
    </style:style>
    <style:style style:name="T55" style:family="text">
      <style:text-properties style:use-window-font-color="true" fo:font-size="10pt" fo:language="en" fo:country="US" officeooo:rsid="00223dfc" style:font-size-asian="10pt" style:font-size-complex="10pt"/>
    </style:style>
    <style:style style:name="T56" style:family="text">
      <style:text-properties style:use-window-font-color="true" fo:font-size="10pt" fo:language="en" fo:country="US" officeooo:rsid="002319d8" style:font-size-asian="10pt" style:font-size-complex="10pt"/>
    </style:style>
    <style:style style:name="T57" style:family="text">
      <style:text-properties style:use-window-font-color="true" fo:font-size="10pt" fo:language="zxx" fo:country="none" style:font-size-asian="10pt" style:font-size-complex="10pt"/>
    </style:style>
    <style:style style:name="T58" style:family="text">
      <style:text-properties style:use-window-font-color="true" fo:font-size="10pt" fo:language="zxx" fo:country="none" officeooo:rsid="001fcc9a" style:font-size-asian="10pt" style:font-size-complex="10pt"/>
    </style:style>
    <style:style style:name="T59" style:family="text">
      <style:text-properties style:use-window-font-color="true" fo:font-size="10pt" fo:language="zxx" fo:country="none" officeooo:rsid="002055bc" style:font-size-asian="10pt" style:font-size-complex="10pt"/>
    </style:style>
    <style:style style:name="T60" style:family="text">
      <style:text-properties style:use-window-font-color="true" fo:font-size="10pt" fo:language="zxx" fo:country="none" officeooo:rsid="002319d8" style:font-size-asian="10pt" style:font-size-complex="10pt"/>
    </style:style>
    <style:style style:name="T61" style:family="text">
      <style:text-properties style:use-window-font-color="true" fo:font-size="10pt" fo:language="ru" fo:country="RU" officeooo:rsid="002319d8" style:font-size-asian="10pt" style:font-size-complex="10pt"/>
    </style:style>
    <style:style style:name="T62" style:family="text">
      <style:text-properties style:use-window-font-color="true" fo:font-size="10pt" fo:language="ru" fo:country="RU" officeooo:rsid="001fcc9a" style:font-size-asian="10pt" style:font-size-complex="10pt"/>
    </style:style>
    <style:style style:name="T63" style:family="text">
      <style:text-properties style:use-window-font-color="true" fo:font-size="10pt" fo:language="ru" fo:country="RU" officeooo:rsid="002501e6" style:font-size-asian="10pt" style:font-size-complex="10pt"/>
    </style:style>
    <style:style style:name="T64" style:family="text">
      <style:text-properties style:use-window-font-color="true" fo:font-size="10pt" fo:language="ru" fo:country="RU" officeooo:rsid="00260106" style:font-size-asian="10pt" style:font-size-complex="10pt"/>
    </style:style>
    <style:style style:name="T65" style:family="text">
      <style:text-properties style:use-window-font-color="true" fo:font-size="10pt" fo:language="ru" fo:country="RU" officeooo:rsid="0035d13e" style:font-size-asian="10pt" style:font-size-complex="10pt"/>
    </style:style>
    <style:style style:name="T66" style:family="text">
      <style:text-properties officeooo:rsid="0026d22a"/>
    </style:style>
    <style:style style:name="T67" style:family="text">
      <style:text-properties officeooo:rsid="00276032"/>
    </style:style>
    <style:style style:name="T68" style:family="text">
      <style:text-properties officeooo:rsid="00291f80"/>
    </style:style>
    <style:style style:name="T69" style:family="text">
      <style:text-properties officeooo:rsid="002c9d89"/>
    </style:style>
    <style:style style:name="T70" style:family="text">
      <style:text-properties officeooo:rsid="002cd350"/>
    </style:style>
    <style:style style:name="T71" style:family="text">
      <style:text-properties officeooo:rsid="002da533"/>
    </style:style>
    <style:style style:name="T72" style:family="text">
      <style:text-properties officeooo:rsid="002e2156"/>
    </style:style>
    <style:style style:name="T73" style:family="text">
      <style:text-properties officeooo:rsid="002e3d14"/>
    </style:style>
    <style:style style:name="T74" style:family="text">
      <style:text-properties officeooo:rsid="0035d13e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number:number-style style:name="N0">
      <number:number number:min-integer-digits="1"/>
    </number:number-style>
    <number:text-style style:name="N100">
      <number:text-content/>
    </number:tex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Ещё раз про инкрементальный энкодер.</text:p>
      <text:p text:style-name="P8"/>
      <text:p text:style-name="P1"><text:span text:style-name="T1">Про инкрементальный энкодер и про обработку его сигналов с помощью МК писалось не раз. </text:span><text:span text:style-name="T27">Вроде-бы ничего сложного — два бита текущего состояния, два бита предыдущего — автомат с 16 состояниями. </text:span><text:span text:style-name="T1">Рассмотрим эту задачу </text:span><text:span text:style-name="T27">ещё раз с позиции максимально эффективной (по скорости и размеру кода) обработки сигналов множества энкодеров одновременно.</text:span></text:p>
      <text:p text:style-name="P9"/>
      <text:p text:style-name="P2"><text:span text:style-name="T27">Обозначим текущее состояние энкодера как «</text:span><text:span text:style-name="T28">y1</text:span><text:span text:style-name="T27">» и «</text:span><text:span text:style-name="T28">y2</text:span><text:span text:style-name="T27">», а предыдущее, как </text:span><text:span text:style-name="T28">«x1»</text:span><text:span text:style-name="T27"> и </text:span><text:span text:style-name="T28">«x2». В</text:span><text:span text:style-name="T27">сего 4 бита — 16 состояний. </text:span><text:span text:style-name="T32">Условимся, что направление «Вперёд» у нас будет от первого датчика энкодера ко второму. </text:span><text:span text:style-name="T27">Запишем все </text:span><text:span text:style-name="T32">возможные состояния </text:span><text:span text:style-name="T27">в таблицу.</text:span></text:p>
      <text:p text:style-name="P10"/>
      <table:table table:name="Таблица1" table:style-name="Таблица1">
        <table:table-column table:style-name="Таблица1.A"/>
        <table:table-column table:style-name="Таблица1.B" table:number-columns-repeated="4"/>
        <table:table-column table:style-name="Таблица1.F"/>
        <table:table-column table:style-name="Таблица1.G"/>
        <table:table-column table:style-name="Таблица1.H"/>
        <table:table-row>
          <table:table-cell table:style-name="Таблица1.A1" office:value-type="string">
            <text:p text:style-name="P53">№</text:p>
          </table:table-cell>
          <table:table-cell table:style-name="Таблица1.A1" office:value-type="string">
            <text:p text:style-name="P57">y2</text:p>
          </table:table-cell>
          <table:table-cell table:style-name="Таблица1.A1" office:value-type="string">
            <text:p text:style-name="P57">y1</text:p>
          </table:table-cell>
          <table:table-cell table:style-name="Таблица1.A1" office:value-type="string">
            <text:p text:style-name="P57">x2</text:p>
          </table:table-cell>
          <table:table-cell table:style-name="Таблица1.A1" office:value-type="string">
            <text:p text:style-name="P57">x1</text:p>
          </table:table-cell>
          <table:table-cell table:style-name="Таблица1.A1" office:value-type="string">
            <text:p text:style-name="P55">Вперёд</text:p>
          </table:table-cell>
          <table:table-cell table:style-name="Таблица1.A1" office:value-type="string">
            <text:p text:style-name="P55">Назад</text:p>
          </table:table-cell>
          <table:table-cell table:style-name="Таблица1.H1" office:value-type="string">
            <text:p text:style-name="P55">Состояние</text:p>
          </table:table-cell>
        </table:table-row>
        <table:table-row>
          <table:table-cell table:style-name="Таблица1.A2" office:value-type="float" office:value="0">
            <text:p text:style-name="P53">0</text:p>
          </table:table-cell>
          <table:table-cell table:style-name="Таблица1.A2" office:value-type="float" office:value="0">
            <text:p text:style-name="P55">0</text:p>
          </table:table-cell>
          <table:table-cell table:style-name="Таблица1.A2" office:value-type="float" office:value="0">
            <text:p text:style-name="P55">0</text:p>
          </table:table-cell>
          <table:table-cell table:style-name="Таблица1.A2" office:value-type="float" office:value="0">
            <text:p text:style-name="P55">0</text:p>
          </table:table-cell>
          <table:table-cell table:style-name="Таблица1.A2" office:value-type="float" office:value="0">
            <text:p text:style-name="P55">0</text:p>
          </table:table-cell>
          <table:table-cell table:style-name="Таблица1.A2" office:value-type="float" office:value="0">
            <text:p text:style-name="P55">0</text:p>
          </table:table-cell>
          <table:table-cell table:style-name="Таблица1.A2" office:value-type="float" office:value="0">
            <text:p text:style-name="P55">0</text:p>
          </table:table-cell>
          <table:table-cell table:style-name="Таблица1.H2" office:value-type="string">
            <text:p text:style-name="P55">Стоп</text:p>
          </table:table-cell>
        </table:table-row>
        <table:table-row>
          <table:table-cell table:style-name="Таблица1.A2" office:value-type="float" office:value="1">
            <text:p text:style-name="P53">1</text:p>
          </table:table-cell>
          <table:table-cell table:style-name="Таблица1.A2" office:value-type="float" office:value="0">
            <text:p text:style-name="P55">0</text:p>
          </table:table-cell>
          <table:table-cell table:style-name="Таблица1.A2" office:value-type="float" office:value="0">
            <text:p text:style-name="P55">0</text:p>
          </table:table-cell>
          <table:table-cell table:style-name="Таблица1.A2" office:value-type="float" office:value="0">
            <text:p text:style-name="P55">0</text:p>
          </table:table-cell>
          <table:table-cell table:style-name="Таблица1.A2" office:value-type="float" office:value="1">
            <text:p text:style-name="P55">1</text:p>
          </table:table-cell>
          <table:table-cell table:style-name="Таблица1.A2" office:value-type="float" office:value="0">
            <text:p text:style-name="P55">0</text:p>
          </table:table-cell>
          <table:table-cell table:style-name="Таблица1.A2" office:value-type="float" office:value="1">
            <text:p text:style-name="P55">1</text:p>
          </table:table-cell>
          <table:table-cell table:style-name="Таблица1.H2" office:value-type="string">
            <text:p text:style-name="P55">Назад</text:p>
          </table:table-cell>
        </table:table-row>
        <table:table-row>
          <table:table-cell table:style-name="Таблица1.A2" office:value-type="float" office:value="2">
            <text:p text:style-name="P53">2</text:p>
          </table:table-cell>
          <table:table-cell table:style-name="Таблица1.A2" office:value-type="float" office:value="0">
            <text:p text:style-name="P55">0</text:p>
          </table:table-cell>
          <table:table-cell table:style-name="Таблица1.A2" office:value-type="float" office:value="0">
            <text:p text:style-name="P55">0</text:p>
          </table:table-cell>
          <table:table-cell table:style-name="Таблица1.A2" office:value-type="float" office:value="1">
            <text:p text:style-name="P55">1</text:p>
          </table:table-cell>
          <table:table-cell table:style-name="Таблица1.A2" office:value-type="float" office:value="0">
            <text:p text:style-name="P55">0</text:p>
          </table:table-cell>
          <table:table-cell table:style-name="Таблица1.A2" office:value-type="float" office:value="1">
            <text:p text:style-name="P55">1</text:p>
          </table:table-cell>
          <table:table-cell table:style-name="Таблица1.A2" office:value-type="float" office:value="0">
            <text:p text:style-name="P55">0</text:p>
          </table:table-cell>
          <table:table-cell table:style-name="Таблица1.H2" office:value-type="string">
            <text:p text:style-name="P55">Вперёд</text:p>
          </table:table-cell>
        </table:table-row>
        <table:table-row>
          <table:table-cell table:style-name="Таблица1.A2" office:value-type="float" office:value="3">
            <text:p text:style-name="P53">3</text:p>
          </table:table-cell>
          <table:table-cell table:style-name="Таблица1.A2" office:value-type="float" office:value="0">
            <text:p text:style-name="P53">0</text:p>
          </table:table-cell>
          <table:table-cell table:style-name="Таблица1.A2" office:value-type="float" office:value="0">
            <text:p text:style-name="P53">0</text:p>
          </table:table-cell>
          <table:table-cell table:style-name="Таблица1.A2" office:value-type="float" office:value="1">
            <text:p text:style-name="P53">1</text:p>
          </table:table-cell>
          <table:table-cell table:style-name="Таблица1.A2" office:value-type="float" office:value="1">
            <text:p text:style-name="P53">1</text:p>
          </table:table-cell>
          <table:table-cell table:style-name="Таблица1.A2" office:value-type="float" office:value="0">
            <text:p text:style-name="P53">0</text:p>
          </table:table-cell>
          <table:table-cell table:style-name="Таблица1.A2" office:value-type="float" office:value="0">
            <text:p text:style-name="P53">0</text:p>
          </table:table-cell>
          <table:table-cell table:style-name="Таблица1.H2" office:value-type="string">
            <text:p text:style-name="P53">Не определено</text:p>
          </table:table-cell>
        </table:table-row>
        <table:table-row>
          <table:table-cell table:style-name="Таблица1.A2" office:value-type="float" office:value="4">
            <text:p text:style-name="P53">4</text:p>
          </table:table-cell>
          <table:table-cell table:style-name="Таблица1.A2" office:value-type="float" office:value="0">
            <text:p text:style-name="P53">0</text:p>
          </table:table-cell>
          <table:table-cell table:style-name="Таблица1.A2" office:value-type="float" office:value="1">
            <text:p text:style-name="P53">1</text:p>
          </table:table-cell>
          <table:table-cell table:style-name="Таблица1.A2" office:value-type="float" office:value="0">
            <text:p text:style-name="P53">0</text:p>
          </table:table-cell>
          <table:table-cell table:style-name="Таблица1.A2" office:value-type="float" office:value="0">
            <text:p text:style-name="P53">0</text:p>
          </table:table-cell>
          <table:table-cell table:style-name="Таблица1.A2" office:value-type="float" office:value="1">
            <text:p text:style-name="P53">1</text:p>
          </table:table-cell>
          <table:table-cell table:style-name="Таблица1.A2" office:value-type="float" office:value="0">
            <text:p text:style-name="P53">0</text:p>
          </table:table-cell>
          <table:table-cell table:style-name="Таблица1.H2" office:value-type="string">
            <text:p text:style-name="P53">Вперед</text:p>
          </table:table-cell>
        </table:table-row>
        <table:table-row>
          <table:table-cell table:style-name="Таблица1.A2" office:value-type="float" office:value="5">
            <text:p text:style-name="P53">5</text:p>
          </table:table-cell>
          <table:table-cell table:style-name="Таблица1.A2" office:value-type="float" office:value="0">
            <text:p text:style-name="P53">0</text:p>
          </table:table-cell>
          <table:table-cell table:style-name="Таблица1.A2" office:value-type="float" office:value="1">
            <text:p text:style-name="P53">1</text:p>
          </table:table-cell>
          <table:table-cell table:style-name="Таблица1.A2" office:value-type="float" office:value="0">
            <text:p text:style-name="P53">0</text:p>
          </table:table-cell>
          <table:table-cell table:style-name="Таблица1.A2" office:value-type="float" office:value="1">
            <text:p text:style-name="P53">1</text:p>
          </table:table-cell>
          <table:table-cell table:style-name="Таблица1.A2" office:value-type="float" office:value="0">
            <text:p text:style-name="P53">0</text:p>
          </table:table-cell>
          <table:table-cell table:style-name="Таблица1.A2" office:value-type="float" office:value="0">
            <text:p text:style-name="P53">0</text:p>
          </table:table-cell>
          <table:table-cell table:style-name="Таблица1.H2" office:value-type="string">
            <text:p text:style-name="P53">Стоп</text:p>
          </table:table-cell>
        </table:table-row>
        <table:table-row>
          <table:table-cell table:style-name="Таблица1.A2" office:value-type="float" office:value="6">
            <text:p text:style-name="P53">6</text:p>
          </table:table-cell>
          <table:table-cell table:style-name="Таблица1.A2" office:value-type="float" office:value="0">
            <text:p text:style-name="P53">0</text:p>
          </table:table-cell>
          <table:table-cell table:style-name="Таблица1.A2" office:value-type="float" office:value="1">
            <text:p text:style-name="P53">1</text:p>
          </table:table-cell>
          <table:table-cell table:style-name="Таблица1.A2" office:value-type="float" office:value="1">
            <text:p text:style-name="P53">1</text:p>
          </table:table-cell>
          <table:table-cell table:style-name="Таблица1.A2" office:value-type="float" office:value="0">
            <text:p text:style-name="P53">0</text:p>
          </table:table-cell>
          <table:table-cell table:style-name="Таблица1.A2" office:value-type="float" office:value="0">
            <text:p text:style-name="P53">0</text:p>
          </table:table-cell>
          <table:table-cell table:style-name="Таблица1.G8" office:value-type="float" office:value="36526">
            <text:p text:style-name="P53">1 / 0</text:p>
          </table:table-cell>
          <table:table-cell table:style-name="Таблица1.H2" office:value-type="string">
            <text:p text:style-name="P53">Назад*</text:p>
          </table:table-cell>
        </table:table-row>
        <table:table-row>
          <table:table-cell table:style-name="Таблица1.A2" office:value-type="float" office:value="7">
            <text:p text:style-name="P53">7</text:p>
          </table:table-cell>
          <table:table-cell table:style-name="Таблица1.A2" office:value-type="float" office:value="0">
            <text:p text:style-name="P53">0</text:p>
          </table:table-cell>
          <table:table-cell table:style-name="Таблица1.A2" office:value-type="float" office:value="1">
            <text:p text:style-name="P53">1</text:p>
          </table:table-cell>
          <table:table-cell table:style-name="Таблица1.A2" office:value-type="float" office:value="1">
            <text:p text:style-name="P53">1</text:p>
          </table:table-cell>
          <table:table-cell table:style-name="Таблица1.A2" office:value-type="float" office:value="1">
            <text:p text:style-name="P53">1</text:p>
          </table:table-cell>
          <table:table-cell table:style-name="Таблица1.A2" office:value-type="float" office:value="0">
            <text:p text:style-name="P53">0</text:p>
          </table:table-cell>
          <table:table-cell table:style-name="Таблица1.A2" office:value-type="float" office:value="1">
            <text:p text:style-name="P53">1</text:p>
          </table:table-cell>
          <table:table-cell table:style-name="Таблица1.H2" office:value-type="string">
            <text:p text:style-name="P53">Назад</text:p>
          </table:table-cell>
        </table:table-row>
        <table:table-row>
          <table:table-cell table:style-name="Таблица1.A2" office:value-type="float" office:value="8">
            <text:p text:style-name="P53">8</text:p>
          </table:table-cell>
          <table:table-cell table:style-name="Таблица1.A2" office:value-type="float" office:value="1">
            <text:p text:style-name="P53">1</text:p>
          </table:table-cell>
          <table:table-cell table:style-name="Таблица1.A2" office:value-type="float" office:value="0">
            <text:p text:style-name="P53">0</text:p>
          </table:table-cell>
          <table:table-cell table:style-name="Таблица1.A2" office:value-type="float" office:value="0">
            <text:p text:style-name="P53">0</text:p>
          </table:table-cell>
          <table:table-cell table:style-name="Таблица1.A2" office:value-type="float" office:value="0">
            <text:p text:style-name="P53">0</text:p>
          </table:table-cell>
          <table:table-cell table:style-name="Таблица1.A2" office:value-type="float" office:value="0">
            <text:p text:style-name="P53">0</text:p>
          </table:table-cell>
          <table:table-cell table:style-name="Таблица1.A2" office:value-type="float" office:value="1">
            <text:p text:style-name="P53">1</text:p>
          </table:table-cell>
          <table:table-cell table:style-name="Таблица1.H2" office:value-type="string">
            <text:p text:style-name="P53">Назад</text:p>
          </table:table-cell>
        </table:table-row>
        <table:table-row>
          <table:table-cell table:style-name="Таблица1.A2" office:value-type="float" office:value="9">
            <text:p text:style-name="P53">9</text:p>
          </table:table-cell>
          <table:table-cell table:style-name="Таблица1.A2" office:value-type="float" office:value="1">
            <text:p text:style-name="P53">1</text:p>
          </table:table-cell>
          <table:table-cell table:style-name="Таблица1.A2" office:value-type="float" office:value="0">
            <text:p text:style-name="P53">0</text:p>
          </table:table-cell>
          <table:table-cell table:style-name="Таблица1.A2" office:value-type="float" office:value="0">
            <text:p text:style-name="P53">0</text:p>
          </table:table-cell>
          <table:table-cell table:style-name="Таблица1.A2" office:value-type="float" office:value="1">
            <text:p text:style-name="P53">1</text:p>
          </table:table-cell>
          <table:table-cell table:style-name="Таблица1.G8" office:value-type="float" office:value="36526">
            <text:p text:style-name="P53">1 / 0</text:p>
          </table:table-cell>
          <table:table-cell table:style-name="Таблица1.A2" office:value-type="float" office:value="0">
            <text:p text:style-name="P59">0</text:p>
          </table:table-cell>
          <table:table-cell table:style-name="Таблица1.H2" office:value-type="string">
            <text:p text:style-name="P53">Вперёд*</text:p>
          </table:table-cell>
        </table:table-row>
        <table:table-row>
          <table:table-cell table:style-name="Таблица1.A12" office:value-type="string">
            <text:p text:style-name="P61">A</text:p>
          </table:table-cell>
          <table:table-cell table:style-name="Таблица1.A2" office:value-type="float" office:value="1">
            <text:p text:style-name="P53">1</text:p>
          </table:table-cell>
          <table:table-cell table:style-name="Таблица1.A2" office:value-type="float" office:value="0">
            <text:p text:style-name="P53">0</text:p>
          </table:table-cell>
          <table:table-cell table:style-name="Таблица1.A2" office:value-type="float" office:value="1">
            <text:p text:style-name="P53">1</text:p>
          </table:table-cell>
          <table:table-cell table:style-name="Таблица1.A2" office:value-type="float" office:value="0">
            <text:p text:style-name="P53">0</text:p>
          </table:table-cell>
          <table:table-cell table:style-name="Таблица1.A2" office:value-type="float" office:value="0">
            <text:p text:style-name="P53">0</text:p>
          </table:table-cell>
          <table:table-cell table:style-name="Таблица1.A2" office:value-type="float" office:value="0">
            <text:p text:style-name="P53">0</text:p>
          </table:table-cell>
          <table:table-cell table:style-name="Таблица1.H2" office:value-type="string">
            <text:p text:style-name="P53">Стоп</text:p>
          </table:table-cell>
        </table:table-row>
        <table:table-row>
          <table:table-cell table:style-name="Таблица1.A12" office:value-type="string">
            <text:p text:style-name="P59">B</text:p>
          </table:table-cell>
          <table:table-cell table:style-name="Таблица1.A2" office:value-type="float" office:value="1">
            <text:p text:style-name="P53">1</text:p>
          </table:table-cell>
          <table:table-cell table:style-name="Таблица1.A2" office:value-type="float" office:value="0">
            <text:p text:style-name="P53">0</text:p>
          </table:table-cell>
          <table:table-cell table:style-name="Таблица1.A2" office:value-type="float" office:value="1">
            <text:p text:style-name="P53">1</text:p>
          </table:table-cell>
          <table:table-cell table:style-name="Таблица1.A2" office:value-type="float" office:value="1">
            <text:p text:style-name="P53">1</text:p>
          </table:table-cell>
          <table:table-cell table:style-name="Таблица1.A2" office:value-type="float" office:value="1">
            <text:p text:style-name="P53">1</text:p>
          </table:table-cell>
          <table:table-cell table:style-name="Таблица1.A2" office:value-type="float" office:value="0">
            <text:p text:style-name="P53">0</text:p>
          </table:table-cell>
          <table:table-cell table:style-name="Таблица1.H2" office:value-type="string">
            <text:p text:style-name="P53">Вперёд</text:p>
          </table:table-cell>
        </table:table-row>
        <table:table-row>
          <table:table-cell table:style-name="Таблица1.A12" office:value-type="string">
            <text:p text:style-name="P59">C</text:p>
          </table:table-cell>
          <table:table-cell table:style-name="Таблица1.A2" office:value-type="float" office:value="1">
            <text:p text:style-name="P53">1</text:p>
          </table:table-cell>
          <table:table-cell table:style-name="Таблица1.A2" office:value-type="float" office:value="1">
            <text:p text:style-name="P53">1</text:p>
          </table:table-cell>
          <table:table-cell table:style-name="Таблица1.A2" office:value-type="float" office:value="0">
            <text:p text:style-name="P53">0</text:p>
          </table:table-cell>
          <table:table-cell table:style-name="Таблица1.A2" office:value-type="float" office:value="0">
            <text:p text:style-name="P53">0</text:p>
          </table:table-cell>
          <table:table-cell table:style-name="Таблица1.A2" office:value-type="float" office:value="0">
            <text:p text:style-name="P53">0</text:p>
          </table:table-cell>
          <table:table-cell table:style-name="Таблица1.A2" office:value-type="float" office:value="0">
            <text:p text:style-name="P53">0</text:p>
          </table:table-cell>
          <table:table-cell table:style-name="Таблица1.H2" office:value-type="string">
            <text:p text:style-name="P53">Не определено</text:p>
          </table:table-cell>
        </table:table-row>
        <table:table-row>
          <table:table-cell table:style-name="Таблица1.A12" office:value-type="string">
            <text:p text:style-name="P59">D</text:p>
          </table:table-cell>
          <table:table-cell table:style-name="Таблица1.A2" office:value-type="float" office:value="1">
            <text:p text:style-name="P53">1</text:p>
          </table:table-cell>
          <table:table-cell table:style-name="Таблица1.A2" office:value-type="float" office:value="1">
            <text:p text:style-name="P53">1</text:p>
          </table:table-cell>
          <table:table-cell table:style-name="Таблица1.A2" office:value-type="float" office:value="0">
            <text:p text:style-name="P53">0</text:p>
          </table:table-cell>
          <table:table-cell table:style-name="Таблица1.A2" office:value-type="float" office:value="1">
            <text:p text:style-name="P53">1</text:p>
          </table:table-cell>
          <table:table-cell table:style-name="Таблица1.A2" office:value-type="float" office:value="1">
            <text:p text:style-name="P53">1</text:p>
          </table:table-cell>
          <table:table-cell table:style-name="Таблица1.A2" office:value-type="float" office:value="0">
            <text:p text:style-name="P53">0</text:p>
          </table:table-cell>
          <table:table-cell table:style-name="Таблица1.H2" office:value-type="string">
            <text:p text:style-name="P53">Вперёд</text:p>
          </table:table-cell>
        </table:table-row>
        <table:table-row>
          <table:table-cell table:style-name="Таблица1.A12" office:value-type="string">
            <text:p text:style-name="P59">E</text:p>
          </table:table-cell>
          <table:table-cell table:style-name="Таблица1.A2" office:value-type="float" office:value="1">
            <text:p text:style-name="P53">1</text:p>
          </table:table-cell>
          <table:table-cell table:style-name="Таблица1.A2" office:value-type="float" office:value="1">
            <text:p text:style-name="P53">1</text:p>
          </table:table-cell>
          <table:table-cell table:style-name="Таблица1.A2" office:value-type="float" office:value="1">
            <text:p text:style-name="P53">1</text:p>
          </table:table-cell>
          <table:table-cell table:style-name="Таблица1.A2" office:value-type="float" office:value="0">
            <text:p text:style-name="P53">0</text:p>
          </table:table-cell>
          <table:table-cell table:style-name="Таблица1.A2" office:value-type="float" office:value="0">
            <text:p text:style-name="P53">0</text:p>
          </table:table-cell>
          <table:table-cell table:style-name="Таблица1.A2" office:value-type="float" office:value="1">
            <text:p text:style-name="P53">1</text:p>
          </table:table-cell>
          <table:table-cell table:style-name="Таблица1.H2" office:value-type="string">
            <text:p text:style-name="P53">Назад</text:p>
          </table:table-cell>
        </table:table-row>
        <table:table-row>
          <table:table-cell table:style-name="Таблица1.A12" office:value-type="string">
            <text:p text:style-name="P59">F</text:p>
          </table:table-cell>
          <table:table-cell table:style-name="Таблица1.A2" office:value-type="float" office:value="1">
            <text:p text:style-name="P53">1</text:p>
          </table:table-cell>
          <table:table-cell table:style-name="Таблица1.A2" office:value-type="float" office:value="1">
            <text:p text:style-name="P53">1</text:p>
          </table:table-cell>
          <table:table-cell table:style-name="Таблица1.A2" office:value-type="float" office:value="1">
            <text:p text:style-name="P53">1</text:p>
          </table:table-cell>
          <table:table-cell table:style-name="Таблица1.A2" office:value-type="float" office:value="1">
            <text:p text:style-name="P53">1</text:p>
          </table:table-cell>
          <table:table-cell table:style-name="Таблица1.A2" office:value-type="float" office:value="0">
            <text:p text:style-name="P53">0</text:p>
          </table:table-cell>
          <table:table-cell table:style-name="Таблица1.A2" office:value-type="float" office:value="0">
            <text:p text:style-name="P53">0</text:p>
          </table:table-cell>
          <table:table-cell table:style-name="Таблица1.H2" office:value-type="string">
            <text:p text:style-name="P53">Стоп</text:p>
          </table:table-cell>
        </table:table-row>
      </table:table>
      <text:list xml:id="list35238959" text:style-name="L1">
        <text:list-header>
          <text:p text:style-name="P62"/>
          <text:p text:style-name="P65"><text:span text:style-name="T2">* </text:span><text:span text:style-name="T3">- строчки 6 и 9 в таблице в принципе означают перемещение назад и вперёд соответственно, в случае если оба датчика энкодера никогда не срабатывают одновременно. Такая ситуация теоретически может иметь место если энкодер это две оптопары и колесо с отверстиями, причем размер отверстия меньше расстояния между оптопарами. На практике это встречается редко, по этому будем иметь этот случай ввиду, но учитывать не будем.</text:span></text:p>
        </text:list-header>
      </text:list>
      <text:p text:style-name="P11"/>
      <text:p text:style-name="P20"><text:span text:style-name="T4">Теперь в соответствии с таблицей напишем код определяющий направление вращения энкодера. Самый простой и </text:span><text:span text:style-name="T5">тем не менее достаточно эффективный</text:span><text:span text:style-name="T4"> вариант вариант это - <text:s/>упаковать все 4 бита в одну переменную и сделать </text:span><text:span text:style-name="T33">switch </text:span><text:span text:style-name="T4">по ней:</text:span></text:p>
      <text:p text:style-name="P12"/>
      <text:p text:style-name="P13">static uint8_t EncState=0;</text:p>
      <text:p text:style-name="P13">static volatile uint16_t EncValue=0;</text:p>
      <text:p text:style-name="P13"/>
      <text:p text:style-name="P13">inline static void EncoderScan(void)</text:p>
      <text:p text:style-name="P13">{</text:p>
      <text:p text:style-name="P13"><text:tab/>uint8_t newValue = PINC &amp; 0x03;</text:p>
      <text:p text:style-name="P13"><text:tab/>uint8_t fullState = newValue | EncState &lt;&lt; 2;</text:p>
      <text:p text:style-name="P13"/>
      <text:p text:style-name="P13"><text:tab/>switch(fullState)</text:p>
      <text:p text:style-name="P13"><text:tab/>{</text:p>
      <text:p text:style-name="P13"><text:tab/><text:tab/>case 0x2: case 0x4: case 0xB: case 0xD:</text:p>
      <text:p text:style-name="P13"><text:soft-page-break/><text:tab/><text:tab/><text:tab/>EncValue ++;</text:p>
      <text:p text:style-name="P13"><text:tab/><text:tab/>break;</text:p>
      <text:p text:style-name="P13"><text:tab/><text:tab/>case 0x1: case 0x7: case 0x8: case 0xE:</text:p>
      <text:p text:style-name="P13"><text:tab/><text:tab/><text:tab/>EncValue --;</text:p>
      <text:p text:style-name="P13"><text:tab/><text:tab/>break;</text:p>
      <text:p text:style-name="P13"><text:tab/>}</text:p>
      <text:p text:style-name="P13"><text:tab/>EncState = newValue;</text:p>
      <text:p text:style-name="P13">}</text:p>
      <text:p text:style-name="P13"/>
      <text:p text:style-name="P21"><text:span text:style-name="T5">Тут мы воспользовались возможностью задавать несколько меток </text:span><text:span text:style-name="T34">case </text:span><text:span text:style-name="T5">для одного блока. Значение меток соответствуют номерам строк из нашей таблицы — очень удобно и наглядно, легко обработать и другие состояния если надо.</text:span></text:p>
      <text:p text:style-name="P22"><text:span text:style-name="T6">Теперь приступим к количественным измерениям. Для чистоты эксперимента сканирование энкодера будем помещать в обработчик прерывания, например, от таймера — там будет сразу видно сколько регистров надо сохранять. Сами функции сканирования энкодера будем делать встраиваемыми, что их тело помещалось непосредственно в обработчик прерывания. <text:s/>Размер будем считать от начала обработчика по </text:span><text:span text:style-name="T35">reti </text:span><text:span text:style-name="T6">включительно. </text:span><text:span text:style-name="T7">Целевой процессор — </text:span><text:span text:style-name="T36">Mega16. </text:span><text:span text:style-name="T7">Компиляторы </text:span><text:span text:style-name="T36">avr-gcc 4.</text:span><text:span text:style-name="T7">3</text:span><text:span text:style-name="T36"> </text:span><text:span text:style-name="T7">и IAR C/C++ Compiler for AVR 5.50.0 [KickStart]. </text:span><text:span text:style-name="T20">Во всех случаях оптимизация кода по размеру. Такты затраченные на выполнение определялись на симулятор</text:span><text:span text:style-name="T22">ах </text:span><text:span text:style-name="T73">AvrStudio </text:span><text:span text:style-name="T22">и </text:span><text:span text:style-name="T73">IAR EWAVR </text:span><text:span text:style-name="T22">соответственно</text:span><text:span text:style-name="T20">.</text:span></text:p>
      <text:p text:style-name="P14"/>
      <text:p text:style-name="P14">Результаты для этой функции:</text:p>
      <text:p text:style-name="P22"><text:span text:style-name="T36">gcc – </text:span><text:span text:style-name="T15">112</text:span><text:span text:style-name="T36"> </text:span><text:span text:style-name="T7">байт кода</text:span><text:span text:style-name="T8">, время выполнения </text:span><text:span text:style-name="T20">примерно</text:span><text:span text:style-name="T8"> 5</text:span><text:span text:style-name="T9">7</text:span><text:span text:style-name="T21">-62</text:span><text:span text:style-name="T8"> тактов.</text:span></text:p>
      <text:p text:style-name="P23"><text:span text:style-name="T37">IAR – 1</text:span><text:span text:style-name="T15">1</text:span><text:span text:style-name="T37">6 </text:span><text:span text:style-name="T8">байт кода,</text:span><text:span text:style-name="T9"> 6</text:span><text:span text:style-name="T21">2-66</text:span><text:span text:style-name="T9"> тактов.</text:span></text:p>
      <text:p text:style-name="P63"/>
      <text:p text:style-name="P64"><text:span text:style-name="T73">Первым указано количество тактов если состояние энкодера не изменилось, вторым — если изменилось. Количество тактов может несколько меняться в зависимости от того, по какой ветке оператора </text:span><text:span text:style-name="T31">switch </text:span><text:span text:style-name="T73">пошла программа, но диапазон этого изменения примерно такой.</text:span></text:p>
      <text:p text:style-name="P15">Примерно треть времени тратится на сохранение восстановление регистров.</text:p>
      <text:p text:style-name="P24"><text:span text:style-name="T10">Вполне неплохо если нам нужен только один энкодер, но нам их надо много. При масштабировании этого подхода размер и время обработки растут практически пропорционально числу энкодеров. И если с рост размера можно ограничить написав <text:s/>функцию </text:span><text:span text:style-name="T5">EncoderScan </text:span><text:span text:style-name="T10">так, чтобы она принимала состояние и указатель на счетчик в качестве параметров, то скорость обработки от этого только упадёт. Контроллер, ведь, не только энкодеры обрабатывать должен, у него еще работа есть. Большую часть времени у нас занимает непосредственно определение направления движения, </text:span><text:span text:style-name="T11">к тому-же оно выполняется для каждого энкодера последовательно.</text:span></text:p>
      <text:p text:style-name="P16"/>
      <text:p text:style-name="P17">Немного логики.</text:p>
      <text:p text:style-name="P17"/>
      <text:p text:style-name="P17">Посмотрим на задачу определения направления вращения энкодера формально: </text:p>
      <text:p text:style-name="P25"><text:span text:style-name="T11">Есть две логические функции «Вперёд» и «Назад». Они принимают 4 логических параметра и возвращают 1 в случае движения вперёд или назад соответственно. Заданны эти функции таблицей истинности. А по таблице истинности можно уже синтезировать логическое выражение. <text:s/>В нашем контексте задачи это означает, что мы можем упаковать все значения </text:span><text:span text:style-name="T38">x1, x2, y1, y2 </text:span><text:span text:style-name="T11">всех энкодеров в отдельные целочисленные переменные, и обрабатывать разом данные со стольких энкодеров, </text:span><text:span text:style-name="T12">сколько бит в этих переменных</text:span><text:span text:style-name="T11">. </text:span><text:span text:style-name="T12">Неплохо так параллельно определить направление вращения сразу до 8/16/32 энкодеров. Изменять значения счётчиков, конечно придётся в цикле, параллельно это сделать уже не удастся.</text:span></text:p>
      <text:p text:style-name="P18">Теперь только остаётся синтезировать это самое логическое выражение. Возьмёмся для начала за функцию «Вперёд». Найдём в нашей таблице все единичные значения этой функции:</text:p>
      <text:p text:style-name="P18"/>
      <text:p text:style-name="P18"/>
      <table:table table:name="Таблица2" table:style-name="Таблица2">
        <table:table-column table:style-name="Таблица2.A"/>
        <table:table-column table:style-name="Таблица2.B" table:number-columns-repeated="4"/>
        <table:table-column table:style-name="Таблица2.F"/>
        <table:table-column table:style-name="Таблица2.G"/>
        <table:table-column table:style-name="Таблица2.H"/>
        <table:table-row>
          <table:table-cell table:style-name="Таблица2.A1" office:value-type="string">
            <text:p text:style-name="P54">№</text:p>
          </table:table-cell>
          <table:table-cell table:style-name="Таблица2.A1" office:value-type="string">
            <text:p text:style-name="P58">y2</text:p>
          </table:table-cell>
          <table:table-cell table:style-name="Таблица2.A1" office:value-type="string">
            <text:p text:style-name="P58">y1</text:p>
          </table:table-cell>
          <table:table-cell table:style-name="Таблица2.A1" office:value-type="string">
            <text:p text:style-name="P58">x2</text:p>
          </table:table-cell>
          <table:table-cell table:style-name="Таблица2.A1" office:value-type="string">
            <text:p text:style-name="P58">x1</text:p>
          </table:table-cell>
          <table:table-cell table:style-name="Таблица2.A1" office:value-type="string">
            <text:p text:style-name="P56">Вперёд</text:p>
          </table:table-cell>
          <table:table-cell table:style-name="Таблица2.A1" office:value-type="string">
            <text:p text:style-name="P56">Назад</text:p>
          </table:table-cell>
          <table:table-cell table:style-name="Таблица2.H1" office:value-type="string">
            <text:p text:style-name="P56">Состояние</text:p>
          </table:table-cell>
        </table:table-row>
        <table:table-row>
          <table:table-cell table:style-name="Таблица2.A2" office:value-type="float" office:value="2">
            <text:p text:style-name="P54">2</text:p>
          </table:table-cell>
          <table:table-cell table:style-name="Таблица2.A2" office:value-type="float" office:value="0">
            <text:p text:style-name="P56">0</text:p>
          </table:table-cell>
          <table:table-cell table:style-name="Таблица2.A2" office:value-type="float" office:value="0">
            <text:p text:style-name="P56">0</text:p>
          </table:table-cell>
          <table:table-cell table:style-name="Таблица2.A2" office:value-type="float" office:value="1">
            <text:p text:style-name="P56">1</text:p>
          </table:table-cell>
          <table:table-cell table:style-name="Таблица2.A2" office:value-type="float" office:value="0">
            <text:p text:style-name="P56">0</text:p>
          </table:table-cell>
          <table:table-cell table:style-name="Таблица2.A2" office:value-type="float" office:value="1">
            <text:p text:style-name="P56">1</text:p>
          </table:table-cell>
          <table:table-cell table:style-name="Таблица2.A2" office:value-type="float" office:value="0">
            <text:p text:style-name="P56">0</text:p>
          </table:table-cell>
          <table:table-cell table:style-name="Таблица2.H2" office:value-type="string">
            <text:p text:style-name="P56">Вперёд</text:p>
          </table:table-cell>
        </table:table-row>
        <table:table-row>
          <table:table-cell table:style-name="Таблица2.A2" office:value-type="float" office:value="4">
            <text:p text:style-name="P54">4</text:p>
          </table:table-cell>
          <table:table-cell table:style-name="Таблица2.A2" office:value-type="float" office:value="0">
            <text:p text:style-name="P54">0</text:p>
          </table:table-cell>
          <table:table-cell table:style-name="Таблица2.A2" office:value-type="float" office:value="1">
            <text:p text:style-name="P54">1</text:p>
          </table:table-cell>
          <table:table-cell table:style-name="Таблица2.A2" office:value-type="float" office:value="0">
            <text:p text:style-name="P54">0</text:p>
          </table:table-cell>
          <table:table-cell table:style-name="Таблица2.A2" office:value-type="float" office:value="0">
            <text:p text:style-name="P54">0</text:p>
          </table:table-cell>
          <table:table-cell table:style-name="Таблица2.A2" office:value-type="float" office:value="1">
            <text:p text:style-name="P54">1</text:p>
          </table:table-cell>
          <table:table-cell table:style-name="Таблица2.A2" office:value-type="float" office:value="0">
            <text:p text:style-name="P54">0</text:p>
          </table:table-cell>
          <table:table-cell table:style-name="Таблица2.H2" office:value-type="string">
            <text:p text:style-name="P54">Вперед</text:p>
          </table:table-cell>
        </table:table-row>
        <table:table-row>
          <table:table-cell table:style-name="Таблица2.A4" office:value-type="string">
            <text:p text:style-name="P60">B</text:p>
          </table:table-cell>
          <table:table-cell table:style-name="Таблица2.A2" office:value-type="float" office:value="1">
            <text:p text:style-name="P54">1</text:p>
          </table:table-cell>
          <table:table-cell table:style-name="Таблица2.A2" office:value-type="float" office:value="0">
            <text:p text:style-name="P54">0</text:p>
          </table:table-cell>
          <table:table-cell table:style-name="Таблица2.A2" office:value-type="float" office:value="1">
            <text:p text:style-name="P54">1</text:p>
          </table:table-cell>
          <table:table-cell table:style-name="Таблица2.A2" office:value-type="float" office:value="1">
            <text:p text:style-name="P54">1</text:p>
          </table:table-cell>
          <table:table-cell table:style-name="Таблица2.A2" office:value-type="float" office:value="1">
            <text:p text:style-name="P54">1</text:p>
          </table:table-cell>
          <table:table-cell table:style-name="Таблица2.A2" office:value-type="float" office:value="0">
            <text:p text:style-name="P54">0</text:p>
          </table:table-cell>
          <table:table-cell table:style-name="Таблица2.H2" office:value-type="string">
            <text:p text:style-name="P54">Вперёд</text:p>
          </table:table-cell>
        </table:table-row>
        <table:table-row>
          <table:table-cell table:style-name="Таблица2.A4" office:value-type="string">
            <text:p text:style-name="P60">D</text:p>
          </table:table-cell>
          <table:table-cell table:style-name="Таблица2.A2" office:value-type="float" office:value="1">
            <text:p text:style-name="P54">1</text:p>
          </table:table-cell>
          <table:table-cell table:style-name="Таблица2.A2" office:value-type="float" office:value="1">
            <text:p text:style-name="P54">1</text:p>
          </table:table-cell>
          <table:table-cell table:style-name="Таблица2.A2" office:value-type="float" office:value="0">
            <text:p text:style-name="P54">0</text:p>
          </table:table-cell>
          <table:table-cell table:style-name="Таблица2.A2" office:value-type="float" office:value="1">
            <text:p text:style-name="P54">1</text:p>
          </table:table-cell>
          <table:table-cell table:style-name="Таблица2.A2" office:value-type="float" office:value="1">
            <text:p text:style-name="P54">1</text:p>
          </table:table-cell>
          <table:table-cell table:style-name="Таблица2.A2" office:value-type="float" office:value="0">
            <text:p text:style-name="P54">0</text:p>
          </table:table-cell>
          <table:table-cell table:style-name="Таблица2.H2" office:value-type="string">
            <text:p text:style-name="P54">Вперёд</text:p>
          </table:table-cell>
        </table:table-row>
      </table:table>
      <text:p text:style-name="P36"><text:soft-page-break/></text:p>
      <text:p text:style-name="P19"/>
      <text:p text:style-name="P19">Запишем для нашей функции логическое выражение, сразу на языке Си, чтоб не мучатся с математической нотацией:</text:p>
      <text:p text:style-name="P19"/>
      <text:p text:style-name="P26"><text:span text:style-name="T39">Fwd = <text:tab/>~</text:span><text:span text:style-name="T40">x1 &amp; <text:s text:c="2"/>x2 &amp; </text:span><text:span text:style-name="T42">~</text:span><text:span text:style-name="T40">y1 &amp; </text:span><text:span text:style-name="T42">~</text:span><text:span text:style-name="T40">y2 |</text:span></text:p>
      <text:p text:style-name="P29"><text:tab/><text:span text:style-name="T29">~</text:span>x1 &amp; <text:span text:style-name="T29">~</text:span>x2 &amp; <text:s/>y1 <text:s/>&amp; <text:span text:style-name="T29">~</text:span>y2 |</text:p>
      <text:p text:style-name="P30"><text:span text:style-name="T57"><text:tab/> x1 <text:s/>&amp; <text:s text:c="2"/>x2 &amp; </text:span><text:span text:style-name="T58">~</text:span><text:span text:style-name="T57">y1 &amp; <text:s text:c="2"/>y2 |</text:span></text:p>
      <text:p text:style-name="P34"><text:span text:style-name="T48"><text:tab/> x1 <text:s/>&amp; </text:span><text:span text:style-name="T53">~</text:span><text:span text:style-name="T48">x2 &amp; <text:s/>y1 <text:s/>&amp; <text:s text:c="2"/>y2;</text:span></text:p>
      <text:p text:style-name="P37"/>
      <text:p text:style-name="P3"><text:span text:style-name="T49">Каждая строчка этого выражения соответствует одной строке в таблице. Если в таблице аргумент имеет значение «0», то в нашем выражении записываем его с отрицанием «</text:span><text:span text:style-name="T54">~</text:span><text:span text:style-name="T49">» (инверсия всех бит). Если он равен «1», то без отрицания. Например, для первой строчки, только </text:span><text:span text:style-name="T54">x2 </text:span><text:span text:style-name="T49">имеет единичное значение, </text:span><text:span text:style-name="T54">x2 </text:span><text:span text:style-name="T49">берём непосредственно, остальные аргументы с отрицанием: </text:span><text:span text:style-name="T53">~</text:span><text:span text:style-name="T58">x1 &amp; <text:s text:c="2"/>x2 &amp; </text:span><text:span text:style-name="T53">~</text:span><text:span text:style-name="T58">y1 &amp; </text:span><text:span text:style-name="T53">~</text:span><text:span text:style-name="T58">y2. </text:span><text:span text:style-name="T49">Это </text:span><text:span text:style-name="T50">выражение вернёт 1 только если </text:span><text:span text:style-name="T55">x2 </text:span><text:span text:style-name="T50">равен 1, а остальные параметры 0. Склеивая выражения для каждой строчки с помощью операции ИЛИ мы получим искомую функцию. </text:span></text:p>
      <text:p text:style-name="P4"><text:span text:style-name="T50">Но эта функция не оптимальна, её можно и нужно оптимизировать. Для этого </text:span><text:span text:style-name="T51">воспользуемся законами логики. </text:span></text:p>
      <text:p text:style-name="P40"/>
      <text:p text:style-name="P5"><text:span text:style-name="T51">В первых двух строчках вынесем за скобки </text:span><text:span text:style-name="T53">~</text:span><text:span text:style-name="T58">x1 <text:s/>&amp; </text:span><text:span text:style-name="T53">~</text:span><text:span text:style-name="T58">y2, </text:span><text:span text:style-name="T51">а в последних двух — вынесем <text:s/></text:span><text:span text:style-name="T60">x1 <text:s/></text:span><text:span text:style-name="T59"><text:s/>&amp; <text:s text:c="2"/>y2:</text:span></text:p>
      <text:p text:style-name="P43"/>
      <text:p text:style-name="P27"><text:span text:style-name="T39"><text:tab/>~</text:span><text:span text:style-name="T40">x1 <text:s/>&amp; </text:span><text:span text:style-name="T42">~</text:span><text:span text:style-name="T40">y2 </text:span><text:span text:style-name="T41">&amp;</text:span><text:span text:style-name="T40"> <text:s/></text:span><text:span text:style-name="T45">(</text:span><text:span text:style-name="T40">x2 &amp; </text:span><text:span text:style-name="T42">~</text:span><text:span text:style-name="T40">y1 <text:s/>| <text:s/></text:span><text:span text:style-name="T42">~</text:span><text:span text:style-name="T40">x2 &amp; <text:s/>y1 </text:span><text:span text:style-name="T45">) <text:s/></text:span><text:span text:style-name="T43">|</text:span></text:p>
      <text:p text:style-name="P31"><text:span text:style-name="T57"><text:tab/> x1 <text:s/></text:span><text:span text:style-name="T59"><text:s/>&amp; <text:s text:c="2"/>y2 </text:span><text:span text:style-name="T57">&amp; <text:s/></text:span><text:span text:style-name="T56">(</text:span><text:span text:style-name="T57">x2 &amp; </text:span><text:span text:style-name="T58">~</text:span><text:span text:style-name="T57">y1 <text:s/>| </text:span><text:span text:style-name="T59"><text:s/></text:span><text:span text:style-name="T53">~</text:span><text:span text:style-name="T59">x2 &amp; <text:s/>y1</text:span><text:span text:style-name="T56">)</text:span><text:span text:style-name="T59"> ;</text:span></text:p>
      <text:p text:style-name="P38"/>
      <text:p text:style-name="P28"><text:span text:style-name="T61">Выражение в скобках (</text:span><text:span text:style-name="T58">x2 &amp; ~y1 <text:s/>| <text:s/>~x2 &amp; <text:s/>y1</text:span><text:span text:style-name="T61">)</text:span><text:span text:style-name="T58"> </text:span><text:span text:style-name="T61">это ни что иное, как исключающее ИЛИ <text:s/>- </text:span><text:span text:style-name="T58">x2 </text:span><text:span text:style-name="T51">^</text:span><text:span text:style-name="T58"> </text:span><text:span text:style-name="T51">y1.</text:span></text:p>
      <text:p text:style-name="P44">Выражение ещё упростилось:</text:p>
      <text:p text:style-name="P44"/>
      <text:p text:style-name="P27"><text:span text:style-name="T39"><text:tab/>~</text:span><text:span text:style-name="T40">x1 <text:s/>&amp; </text:span><text:span text:style-name="T42">~</text:span><text:span text:style-name="T40">y2 </text:span><text:span text:style-name="T41">&amp;</text:span><text:span text:style-name="T40"> <text:s/></text:span><text:span text:style-name="T45">(</text:span><text:span text:style-name="T40">x2 </text:span><text:span text:style-name="T43">^</text:span><text:span text:style-name="T40"> </text:span><text:span text:style-name="T43">y1</text:span><text:span text:style-name="T40"> </text:span><text:span text:style-name="T45">) <text:s/></text:span><text:span text:style-name="T43">|</text:span></text:p>
      <text:p text:style-name="P31"><text:span text:style-name="T59"><text:s/><text:tab/> x1 <text:s text:c="2"/>&amp; <text:s text:c="2"/>y2 &amp; <text:s/></text:span><text:span text:style-name="T56">(</text:span><text:span text:style-name="T59">x2 </text:span><text:span text:style-name="T56">^ </text:span><text:span text:style-name="T59">y1 </text:span><text:span text:style-name="T56">)</text:span><text:span text:style-name="T59"> ;</text:span></text:p>
      <text:p text:style-name="P38"/>
      <text:p text:style-name="P5"><text:span text:style-name="T51">Теперь вынесем за скобки <text:s/></text:span><text:span text:style-name="T58">x2 </text:span><text:span text:style-name="T56">^</text:span><text:span text:style-name="T58"> </text:span><text:span text:style-name="T56">y1 </text:span><text:span text:style-name="T51">и получим:</text:span></text:p>
      <text:p text:style-name="P44"/>
      <text:p text:style-name="P35"><text:span text:style-name="T29"><text:tab/></text:span><text:span text:style-name="T40"> </text:span><text:span text:style-name="T45">(</text:span><text:span text:style-name="T40">x2 </text:span><text:span text:style-name="T46">^</text:span><text:span text:style-name="T40"> </text:span><text:span text:style-name="T46">y1</text:span><text:span text:style-name="T40"> </text:span><text:span text:style-name="T44">) </text:span><text:span text:style-name="T45">&amp; </text:span><text:span text:style-name="T44"><text:s/></text:span><text:span text:style-name="T46">(</text:span><text:span text:style-name="T29">~</text:span><text:span text:style-name="T40">x1 <text:s/>&amp; </text:span><text:span text:style-name="T47">~</text:span><text:span text:style-name="T40">y2 </text:span><text:span text:style-name="T45"><text:s/></text:span><text:span text:style-name="T46">| </text:span><text:span text:style-name="T59"><text:s/>x1 <text:s text:c="2"/>&amp; <text:s text:c="2"/>y2 </text:span><text:span text:style-name="T56">)</text:span><text:span text:style-name="T59">;</text:span></text:p>
      <text:p text:style-name="P45"/>
      <text:p text:style-name="P6"><text:span text:style-name="T51">Во вторых скобках если заменить «</text:span><text:span text:style-name="T56">x</text:span><text:span text:style-name="T49">»</text:span><text:span text:style-name="T56"> </text:span><text:span text:style-name="T51">на «</text:span><text:span text:style-name="T56">~x</text:span><text:span text:style-name="T49">», </text:span><text:span text:style-name="T51">то у нас снова получается исключающее ИЛИ:</text:span></text:p>
      <text:p text:style-name="P45"/>
      <text:p text:style-name="P35"><text:span text:style-name="T61"><text:tab/>(</text:span><text:span text:style-name="T58">x2 </text:span><text:span text:style-name="T56">^</text:span><text:span text:style-name="T58"> </text:span><text:span text:style-name="T56">y1</text:span><text:span text:style-name="T58"> </text:span><text:span text:style-name="T62">) </text:span><text:span text:style-name="T61">&amp; </text:span><text:span text:style-name="T62"><text:s/></text:span><text:span text:style-name="T56">(</text:span><text:span text:style-name="T53">~</text:span><text:span text:style-name="T58">x1 <text:s/></text:span><text:span text:style-name="T56">^</text:span><text:span text:style-name="T59"> <text:s/>y2 </text:span><text:span text:style-name="T56">)</text:span><text:span text:style-name="T59">;</text:span></text:p>
      <text:p text:style-name="P39"/>
      <text:p text:style-name="P7"><text:span text:style-name="T52">Инверсия одного из аргументов </text:span><text:span text:style-name="T51">исключающе</text:span><text:span text:style-name="T52">го</text:span><text:span text:style-name="T51"> ИЛИ </text:span><text:span text:style-name="T52">приводит к инверсии всего выражения, значит инверсию можно вынести за скобки:</text:span></text:p>
      <text:p text:style-name="P46"/>
      <text:p text:style-name="P35"><text:span text:style-name="T59"><text:tab/></text:span><text:span text:style-name="T61">(</text:span><text:span text:style-name="T58">x2 </text:span><text:span text:style-name="T56">^</text:span><text:span text:style-name="T58"> </text:span><text:span text:style-name="T56">y1</text:span><text:span text:style-name="T58"> </text:span><text:span text:style-name="T62">) </text:span><text:span text:style-name="T61">&amp; </text:span><text:span text:style-name="T62"><text:s/></text:span><text:span text:style-name="T53">~</text:span><text:span text:style-name="T56">(</text:span><text:span text:style-name="T58">x1 <text:s/></text:span><text:span text:style-name="T56">^</text:span><text:span text:style-name="T59"> <text:s/>y2 </text:span><text:span text:style-name="T56">)</text:span><text:span text:style-name="T59">;</text:span></text:p>
      <text:p text:style-name="P39"/>
      <text:p text:style-name="P46">В результате получилось достаточно простое выражение (всего 4 операции) для определения вращения энкодера вперёд. Это выражение симметрично относительно индексов 1 и 2, и поменяв их местами получим выражение определяющее движение назад:</text:p>
      <text:p text:style-name="P46"/>
      <text:p text:style-name="P32"><text:span text:style-name="T61"><text:tab/>(</text:span><text:span text:style-name="T58">x</text:span><text:span text:style-name="T63">1</text:span><text:span text:style-name="T58"> </text:span><text:span text:style-name="T56">^</text:span><text:span text:style-name="T58"> </text:span><text:span text:style-name="T56">y</text:span><text:span text:style-name="T63">2</text:span><text:span text:style-name="T58"> </text:span><text:span text:style-name="T62">) </text:span><text:span text:style-name="T61">&amp; </text:span><text:span text:style-name="T62"><text:s/></text:span><text:span text:style-name="T53">~</text:span><text:span text:style-name="T56">(</text:span><text:span text:style-name="T58">x</text:span><text:span text:style-name="T63">2</text:span><text:span text:style-name="T58"> <text:s/></text:span><text:span text:style-name="T56">^</text:span><text:span text:style-name="T59"> <text:s/>y</text:span><text:span text:style-name="T63">1</text:span><text:span text:style-name="T59"> </text:span><text:span text:style-name="T56">)</text:span><text:span text:style-name="T63">;</text:span></text:p>
      <text:p text:style-name="P47"/>
      <text:p text:style-name="P47">Теперь осталось только реализовать обработку нескольких энкодеров на языке Си.</text:p>
      <text:p text:style-name="P47">Ограничимся для начала максимум 8 энкодерами, чтобы значения умещались в тип uint8_t.</text:p>
      <text:p text:style-name="P47"/>
      <text:p text:style-name="P47"><text:tab/>// Тип переменных-счетчиков</text:p>
      <text:p text:style-name="P47"><text:tab/>typedef unsigned EncValueType;</text:p>
      <text:p text:style-name="P47"/>
      <text:p text:style-name="P47"><text:tab/>//количество обрабатываемых энкодеров</text:p>
      <text:p text:style-name="P47"><text:tab/>enum{EncoderChannels = 8};</text:p>
      <text:p text:style-name="P47"/>
      <text:p text:style-name="P47"><text:tab/>// Массив переменных-счетчиков</text:p>
      <text:p text:style-name="P47"><text:soft-page-break/><text:tab/>static volatile EncValueType EncoderValues[EncoderChannels];</text:p>
      <text:p text:style-name="P47"><text:tab/>// предыдущие состояния энкодеров</text:p>
      <text:p text:style-name="P47"><text:tab/>static uint8_t _x1, _x2;</text:p>
      <text:p text:style-name="P47"/>
      <text:p text:style-name="P47"><text:tab/>// Определение вращения вперёд/назад</text:p>
      <text:p text:style-name="P47"><text:tab/>static inline uint8_t Detect(uint8_t x1, uint8_t x2, uint8_t y1, uint8_t y2) </text:p>
      <text:p text:style-name="P47"><text:tab/>{</text:p>
      <text:p text:style-name="P47"><text:tab/><text:tab/>//вот оно наше волшебное выражение</text:p>
      <text:p text:style-name="P47"><text:tab/><text:tab/>return (x2 ^ y1) &amp; ~(x1 ^ y2);</text:p>
      <text:p text:style-name="P47"><text:tab/>}</text:p>
      <text:p text:style-name="P47"><text:tab/></text:p>
      <text:p text:style-name="P47"><text:tab/>//функции чтения текущего состояния энкодеров. Первый в второй датчики соответственно.</text:p>
      <text:p text:style-name="P47"><text:tab/>// определим их позже</text:p>
      <text:p text:style-name="P47"><text:tab/>inline uint8_t EncRead1();</text:p>
      <text:p text:style-name="P47"><text:tab/>inline uint8_t EncRead2();</text:p>
      <text:p text:style-name="P47"/>
      <text:p text:style-name="P47"><text:tab/>static inline void EncoderCapture()</text:p>
      <text:p text:style-name="P47"><text:tab/>{</text:p>
      <text:p text:style-name="P47"><text:tab/><text:tab/>// читаем текущее состояние сразу всех энкодеров</text:p>
      <text:p text:style-name="P47"><text:tab/><text:tab/>uint8_t y1 = EncRead1();</text:p>
      <text:p text:style-name="P47"><text:tab/><text:tab/>uint8_t y2 = EncRead2();</text:p>
      <text:p text:style-name="P47"><text:tab/><text:tab/></text:p>
      <text:p text:style-name="P47"><text:tab/><text:tab/>// определяем наличие движения вперёд</text:p>
      <text:p text:style-name="P47"><text:tab/><text:tab/>uint8_t fwd <text:s/>= Detect(_x1, _x2, y1, y2);</text:p>
      <text:p text:style-name="P47"><text:tab/><text:tab/>// меняем индексы 1 и2 местами и определяем наличие движения назад</text:p>
      <text:p text:style-name="P47"><text:tab/><text:tab/>uint8_t back = Detect(_x2, _x1, y2, y1);</text:p>
      <text:p text:style-name="P47"/>
      <text:p text:style-name="P49"><text:tab/><text:tab/>// сохраняем текущее состояние</text:p>
      <text:p text:style-name="P49"><text:tab/><text:tab/>_x1 = y1;</text:p>
      <text:p text:style-name="P49"><text:tab/><text:tab/>_x2 = y2;</text:p>
      <text:p text:style-name="P49"><text:tab/><text:tab/></text:p>
      <text:p text:style-name="P42"><text:span text:style-name="T69"><text:tab/><text:tab/>// </text:span><text:span text:style-name="T16">в цикле проходим по массиву счётчиков энкодеров</text:span></text:p>
      <text:p text:style-name="P51"><text:tab/><text:tab/><text:span text:style-name="T69">volatile EncValueType * ptr = EncoderValues;</text:span></text:p>
      <text:p text:style-name="P66"><text:tab/><text:tab/>for(uint8_t i = EncoderChannels; i; --i)</text:p>
      <text:p text:style-name="P66"><text:tab/><text:tab/>{<text:tab/></text:p>
      <text:p text:style-name="P66"><text:tab/><text:tab/><text:tab/>if(fwd &amp; 1)</text:p>
      <text:p text:style-name="P66"><text:tab/><text:tab/><text:tab/><text:tab/> (*ptr) ++;</text:p>
      <text:p text:style-name="P66"><text:tab/><text:tab/><text:tab/>else </text:p>
      <text:p text:style-name="P66"><text:tab/><text:tab/><text:tab/>if(back &amp; 1)</text:p>
      <text:p text:style-name="P66"><text:tab/><text:tab/><text:tab/><text:tab/>(*ptr) --;</text:p>
      <text:p text:style-name="P66"><text:tab/><text:tab/><text:tab/>ptr++;</text:p>
      <text:p text:style-name="P66"><text:tab/><text:tab/><text:tab/>fwd &gt;&gt;= 1;</text:p>
      <text:p text:style-name="P66"><text:tab/><text:tab/><text:tab/>back &gt;&gt;= 1;</text:p>
      <text:p text:style-name="P66"><text:tab/><text:tab/>}</text:p>
      <text:p text:style-name="P47"><text:tab/>}</text:p>
      <text:p text:style-name="P47"/>
      <text:p text:style-name="P48"><text:tab/>// функции чтения текущего состояния энкодеров.</text:p>
      <text:p text:style-name="P33"><text:span text:style-name="T63"><text:tab/>// </text:span><text:span text:style-name="T64">реализуем их как душе угодно, то есть как энкодеры подключены.</text:span></text:p>
      <text:p text:style-name="P33"><text:span text:style-name="T64"><text:tab/>//</text:span><text:span text:style-name="T65">Нулевой бит в обоих значениях соответствует нулевому энкодеру, первый — первому и т.д.</text:span></text:p>
      <text:p text:style-name="P47"><text:tab/>inline uint8_t EncRead1()</text:p>
      <text:p text:style-name="P47"><text:tab/>{</text:p>
      <text:p text:style-name="P50"><text:tab/><text:tab/>return <text:span text:style-name="T66">PINC</text:span>;</text:p>
      <text:p text:style-name="P47"><text:tab/>}</text:p>
      <text:p text:style-name="P47"/>
      <text:p text:style-name="P47"><text:tab/>inline uint8_t EncRead2()</text:p>
      <text:p text:style-name="P47"><text:tab/>{</text:p>
      <text:p text:style-name="P50"><text:tab/><text:tab/>return <text:span text:style-name="T66">PIN</text:span><text:span text:style-name="T30">D</text:span>;</text:p>
      <text:p text:style-name="P47"><text:tab/>}</text:p>
      <text:p text:style-name="P47"/>
      <text:p text:style-name="P47"><text:soft-page-break/></text:p>
      <text:p text:style-name="P67"><text:span text:style-name="T71">Итак, посмотрим на результаты:</text:span></text:p>
      <text:p text:style-name="P67"><text:span text:style-name="T71"/></text:p>
      <text:p text:style-name="P70"><text:span text:style-name="T70">avr-gcc:</text:span></text:p>
      <text:p text:style-name="P41"><text:span text:style-name="T13">1 энкодер </text:span><text:span text:style-name="T67">108 </text:span><text:span text:style-name="T13">байт</text:span><text:span text:style-name="T67"> </text:span><text:span text:style-name="T17">-</text:span><text:span text:style-name="T68"> 63</text:span><text:span text:style-name="T21">-70</text:span><text:span text:style-name="T68"> </text:span><text:span text:style-name="T13">такта</text:span></text:p>
      <text:p text:style-name="P52">2 энкодера 162 байт <text:span text:style-name="T70">- </text:span>77<text:span text:style-name="T72">-84</text:span> тактов</text:p>
      <text:p text:style-name="P71"><text:span text:style-name="T17">8</text:span><text:span text:style-name="T13"> энкодер</text:span><text:span text:style-name="T17">ов</text:span><text:span text:style-name="T13"> </text:span><text:span text:style-name="T14">138</text:span><text:span text:style-name="T13"> байт </text:span><text:span text:style-name="T17">- </text:span><text:span text:style-name="T14">216</text:span><text:span text:style-name="T21">-276</text:span><text:span text:style-name="T13"> тактов</text:span></text:p>
      <text:p text:style-name="P71"><text:span text:style-name="T13"/></text:p>
      <text:p text:style-name="P70"><text:span text:style-name="T70">IAR:</text:span></text:p>
      <text:p text:style-name="P70"><text:span text:style-name="T13">1 энкодер </text:span><text:span text:style-name="T18">1</text:span><text:span text:style-name="T17">2</text:span><text:span text:style-name="T18">8</text:span><text:span text:style-name="T67"> </text:span><text:span text:style-name="T13">байт</text:span><text:span text:style-name="T67"> </text:span><text:span text:style-name="T17">-</text:span><text:span text:style-name="T68"> </text:span><text:span text:style-name="T17">86</text:span><text:span text:style-name="T22">-94</text:span><text:span text:style-name="T68"> </text:span><text:span text:style-name="T13">такта</text:span></text:p>
      <text:p text:style-name="P69">2 энкодера 1<text:span text:style-name="T70">28</text:span> байт <text:span text:style-name="T70">- </text:span><text:span text:style-name="T73">100-116</text:span> тактов</text:p>
      <text:p text:style-name="P70"><text:span text:style-name="T17">8</text:span><text:span text:style-name="T13"> энкодер</text:span><text:span text:style-name="T17">ов</text:span><text:span text:style-name="T13"> </text:span><text:span text:style-name="T14">1</text:span><text:span text:style-name="T17">2</text:span><text:span text:style-name="T14">8</text:span><text:span text:style-name="T13"> байт </text:span><text:span text:style-name="T17">-</text:span><text:span text:style-name="T14"> </text:span><text:span text:style-name="T19">18</text:span><text:span text:style-name="T22">6-248</text:span><text:span text:style-name="T13"> тактов</text:span></text:p>
      <text:p text:style-name="P70"><text:span text:style-name="T13"/></text:p>
      <text:p text:style-name="P72"><text:span text:style-name="T20">При использовании только одного энкодера, результат примерно сопоставимый с вариантом на базе оператора </text:span><text:span text:style-name="T71">switch, </text:span><text:span text:style-name="T20">даже чуть похуже. </text:span><text:span text:style-name="T22">Однако, уже при </text:span><text:span text:style-name="T23">обсчете двух энкодеров преимущество становится очевидным. </text:span><text:span text:style-name="T24">Для восьми — оно ещё более значимо. Здесь основное время уже занимает обход массива со счетчиками и изменение их значения.</text:span></text:p>
      <text:p text:style-name="P72"><text:span text:style-name="T24"/></text:p>
      <text:p text:style-name="P73"><text:span text:style-name="T25">Заключение.</text:span></text:p>
      <text:p text:style-name="P74"><text:span text:style-name="T26">В этой статье мы рассмотрели как для конечного автомата можно синтезировать логические функции, позволяющие эффективно определять нужные переходы в состоянии автомата. Применение таких логических функций позволяет распараллелить вычисления для нескольких автоматов на битовом уровне. Это позволяет сократить время выполнения кода и его размер в некоторых случаях в разы.</text:span></text:p>
      <text:p text:style-name="P74"><text:span text:style-name="T26">Подобный подход целесообразно применять в случае если имеется несколько однотипных устройств, управление которыми осуществляется с помощью простого автомата состояний, например, шаговыми и </text:span><text:span text:style-name="T74">BLDC </text:span><text:span text:style-name="T26">двигателями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StarSymbol" svg:font-family="StarSymbol" style:font-pitch="variable" style:font-charset="x-symbol"/>
    <style:font-face style:name="Arial" svg:font-family="Arial"/>
    <style:font-face style:name="Mangal1" svg:font-family="Mangal"/>
    <style:font-face style:name="OpenSymbol" svg:font-family="OpenSymbol"/>
    <style:font-face style:name="Arial1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Arial" fo:font-size="10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1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Arial" style:font-size-asian="12pt"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Arial" fo:font-size="10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11-19T15:29:27.79</meta:creation-date>
    <dc:date>2010-11-22T18:56:57.59</dc:date>
    <meta:editing-duration>PT11H59M14S</meta:editing-duration>
    <meta:editing-cycles>14</meta:editing-cycles>
    <meta:generator>OpenOffice.org/3.2$Win32 OpenOffice.org_project/320m19$Build-9505</meta:generator>
    <meta:document-statistic meta:table-count="2" meta:image-count="0" meta:object-count="0" meta:page-count="5" meta:paragraph-count="305" meta:word-count="1581" meta:character-count="9514"/>
  </office:meta>
</office:document-meta>
</file>